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Source Code Pro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ource Code Pr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 fo:font-weight="bold" style:font-weight-asian="bold" style:font-weight-complex="bold"/>
    </style:style>
    <style:style style:name="ce11" style:family="table-cell" style:parent-style-name="Default">
      <style:text-properties style:font-name="Source Code Pr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ource Code Pro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Source Code Pro"/>
    </style:style>
    <style:style style:name="ce21" style:family="table-cell" style:parent-style-name="Default">
      <style:text-properties style:font-name="Source Code Pro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" style:family="table-cell" style:parent-style-name="Default">
      <style:text-properties style:font-name="Source Code Pro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6" style:family="table-cell" style:parent-style-name="Default">
      <style:text-properties style:font-name="Source Code Pro" fo:font-weight="normal" style:font-weight-asian="normal" style:font-weight-complex="normal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9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2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13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Code Pro"/>
    </style:style>
    <style:style style:name="ce2733" style:family="table-cell" style:parent-style-name="Default">
      <style:text-properties fo:font-weight="bold" style:font-weight-asian="bold" style:font-weight-complex="bold"/>
    </style:style>
    <style:style style:name="ce2734" style:family="table-cell" style:parent-style-name="Default" style:data-style-name="N11"/>
    <style:style style:name="ce20" style:family="table-cell" style:parent-style-name="Default" style:data-style-name="N1"/>
    <style:style style:name="ce2736" style:family="table-cell" style:parent-style-name="Default" style:data-style-name="N110"/>
  </office:automatic-styles>
  <office:body>
    <office:spreadsheet>
      <table:table table:name="pinou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0"/>
        <table:table-column table:style-name="co4" table:number-columns-repeated="2" table:default-cell-style-name="ce10"/>
        <table:table-column table:style-name="co3" table:default-cell-style-name="ce10"/>
        <table:table-column table:style-name="co2" table:default-cell-style-name="ce11"/>
        <table:table-column table:style-name="co5" table:default-cell-style-name="ce6"/>
        <table:table-column table:style-name="co6" table:number-columns-repeated="1016" table:default-cell-style-name="ce11"/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14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A</text:p>
          </table:table-cell>
          <table:table-cell office:value-type="string" calcext:value-type="string">
            <text:p>30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T5</text:p>
          </table:table-cell>
          <table:table-cell office:value-type="string" calcext:value-type="string">
            <text:p>Digit 8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7 grid</text:p>
          </table:table-cell>
          <table:table-cell office:value-type="string" calcext:value-type="string">
            <text:p>OU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A</text:p>
          </table:table-cell>
          <table:table-cell office:value-type="string" calcext:value-type="string">
            <text:p>31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T6</text:p>
          </table:table-cell>
          <table:table-cell office:value-type="string" calcext:value-type="string">
            <text:p>Digit 5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6 grid</text:p>
          </table:table-cell>
          <table:table-cell office:value-type="string" calcext:value-type="string">
            <text:p>OU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32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UT7</text:p>
          </table:table-cell>
          <table:table-cell office:value-type="string" calcext:value-type="string">
            <text:p>Digit 3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4 grid</text:p>
          </table:table-cell>
          <table:table-cell office:value-type="string" calcext:value-type="string">
            <text:p>OU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A</text:p>
          </table:table-cell>
          <table:table-cell office:value-type="string" calcext:value-type="string">
            <text:p>33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T8</text:p>
          </table:table-cell>
          <table:table-cell office:value-type="string" calcext:value-type="string">
            <text:p>Digit 1 grid (rig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 2 grid</text:p>
          </table:table-cell>
          <table:table-cell office:value-type="string" calcext:value-type="string">
            <text:p>OUT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34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9</text:p>
          </table:table-cell>
          <table:table-cell office:value-type="string" calcext:value-type="string">
            <text:p>Digit 9 grid (left)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A</text:p>
          </table:table-cell>
          <table:table-cell office:value-type="string" calcext:value-type="string">
            <text:p>35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A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V_C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A</text:p>
          </table:table-cell>
          <table:table-cell office:value-type="string" calcext:value-type="string">
            <text:p>36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K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V</text:p>
          </table:table-cell>
          <table:table-cell office:value-type="string" calcext:value-type="string">
            <text:p>V_B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A</text:p>
          </table:table-cell>
          <table:table-cell office:value-type="string" calcext:value-type="string">
            <text:p>37F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A</text:p>
          </table:table-cell>
          <table:table-cell office:value-type="string" calcext:value-type="string">
            <text:p>38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ANK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39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T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mal point anode</text:p>
          </table:table-cell>
          <table:table-cell office:value-type="string" calcext:value-type="string">
            <text:p>OUT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A</text:p>
          </table:table-cell>
          <table:table-cell office:value-type="string" calcext:value-type="string">
            <text:p>4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11</text:p>
          </table:table-cell>
          <table:table-cell office:value-type="string" calcext:value-type="string">
            <text:p>Segment a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d anode</text:p>
          </table:table-cell>
          <table:table-cell office:value-type="string" calcext:value-type="string">
            <text:p>OUT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A</text:p>
          </table:table-cell>
          <table:table-cell office:value-type="string" calcext:value-type="string">
            <text:p>41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UT12</text:p>
          </table:table-cell>
          <table:table-cell office:value-type="string" calcext:value-type="string">
            <text:p>Segment f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c anode</text:p>
          </table:table-cell>
          <table:table-cell office:value-type="string" calcext:value-type="string">
            <text:p>OUT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A</text:p>
          </table:table-cell>
          <table:table-cell office:value-type="string" calcext:value-type="string">
            <text:p>42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13</text:p>
          </table:table-cell>
          <table:table-cell office:value-type="string" calcext:value-type="string">
            <text:p>Segment b an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 e anode</text:p>
          </table:table-cell>
          <table:table-cell office:value-type="string" calcext:value-type="string">
            <text:p>OUT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A</text:p>
          </table:table-cell>
          <table:table-cell office:value-type="string" calcext:value-type="string">
            <text:p>4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T14</text:p>
          </table:table-cell>
          <table:table-cell office:value-type="string" calcext:value-type="string">
            <text:p>Segment g ano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Parameter</text:p>
          </table:table-cell>
          <table:table-cell table:style-name="ce9" office:value-type="string" calcext:value-type="string">
            <text:p>Pin</text:p>
          </table:table-cell>
          <table:table-cell table:number-columns-repeated="2" table:style-name="ce9" office:value-type="string" calcext:value-type="string">
            <text:p>Breadboard</text:p>
          </table:table-cell>
          <table:table-cell table:style-name="ce9" office:value-type="string" calcext:value-type="string">
            <text:p>Pin</text:p>
          </table:table-cell>
          <table:table-cell table:style-name="ce7" office:value-type="string" calcext:value-type="string">
            <text:p>Paramet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7 gr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A</text:p>
          </table:table-cell>
          <table:table-cell office:value-type="string" calcext:value-type="string">
            <text:p>54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 8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6 gr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A</text:p>
          </table:table-cell>
          <table:table-cell office:value-type="string" calcext:value-type="string">
            <text:p>55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 5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4 gri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A</text:p>
          </table:table-cell>
          <table:table-cell office:value-type="string" calcext:value-type="string">
            <text:p>56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t 3 gri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git 2 gr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A</text:p>
          </table:table-cell>
          <table:table-cell office:value-type="string" calcext:value-type="string">
            <text:p>57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1 grid (righ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lament (5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A</text:p>
          </table:table-cell>
          <table:table-cell office:value-type="string" calcext:value-type="string">
            <text:p>58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 9 grid (lef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cimal point an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A</text:p>
          </table:table-cell>
          <table:table-cell office:value-type="string" calcext:value-type="string">
            <text:p>59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la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d an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A</text:p>
          </table:table-cell>
          <table:table-cell office:value-type="string" calcext:value-type="string">
            <text:p>60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gment a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c an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A</text:p>
          </table:table-cell>
          <table:table-cell office:value-type="string" calcext:value-type="string">
            <text:p>6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gment f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gment e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2A</text:p>
          </table:table-cell>
          <table:table-cell office:value-type="string" calcext:value-type="string">
            <text:p>62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gment b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A</text:p>
          </table:table-cell>
          <table:table-cell office:value-type="string" calcext:value-type="string">
            <text:p>63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gment g ano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connect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connected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 table" table:style-name="ta1">
        <table:table-column table:style-name="co6" table:default-cell-style-name="ce11"/>
        <table:table-column table:style-name="co7" table:number-columns-repeated="24" table:default-cell-style-name="ce11"/>
        <table:table-column table:style-name="co6" table:number-columns-repeated="999" table:default-cell-style-name="ce11"/>
        <table:table-row table:style-name="ro1">
          <table:table-cell table:style-name="ce21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21" table:number-columns-repeated="12"/>
          <table:table-cell table:number-columns-repeated="1003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7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number-columns-repeated="6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1">
          <table:table-cell table:style-name="ce7"/>
          <table:table-cell table:style-name="ce23" table:number-columns-repeated="8"/>
          <table:table-cell table:style-name="ce476" table:number-columns-repeated="6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1" table:number-columns-repeated="12"/>
          <table:table-cell table:number-columns-repeated="1003"/>
        </table:table-row>
        <table:table-row table:style-name="ro1" table:number-rows-repeated="2">
          <table:table-cell/>
          <table:table-cell table:style-name="ce21" table:number-columns-repeated="20"/>
          <table:table-cell table:number-columns-repeated="1003"/>
        </table:table-row>
        <table:table-row table:style-name="ro1">
          <table:table-cell table:number-columns-repeated="5"/>
          <table:table-cell table:style-name="ce21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style-name="ce2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style-name="ce591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705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818" office:value-type="float" office:value="0" calcext:value-type="float">
            <text:p>0</text:p>
          </table:table-cell>
          <table:table-cell table:style-name="ce874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9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210" office:value-type="float" office:value="0" calcext:value-type="float">
            <text:p>0</text:p>
          </table:table-cell>
          <table:table-cell table:style-name="ce1266" office:value-type="float" office:value="0" calcext:value-type="float">
            <text:p>0</text:p>
          </table:table-cell>
          <table:table-cell table:style-name="ce132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.</text:p>
          </table:table-cell>
          <table:table-cell table:style-name="ce2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63" office:value-type="float" office:value="0" calcext:value-type="float">
            <text:p>0</text:p>
          </table:table-cell>
          <table:table-cell table:style-name="ce420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535" office:value-type="float" office:value="0" calcext:value-type="float">
            <text:p>0</text:p>
          </table:table-cell>
          <table:table-cell table:style-name="ce592" office:value-type="float" office:value="0" calcext:value-type="float">
            <text:p>0</text:p>
          </table:table-cell>
          <table:table-cell table:style-name="ce649" office:value-type="float" office:value="0" calcext:value-type="float">
            <text:p>0</text:p>
          </table:table-cell>
          <table:table-cell table:style-name="ce706" office:value-type="float" office:value="0" calcext:value-type="float">
            <text:p>0</text:p>
          </table:table-cell>
          <table:table-cell table:style-name="ce763" office:value-type="float" office:value="0" calcext:value-type="float">
            <text:p>0</text:p>
          </table:table-cell>
          <table:table-cell table:style-name="ce819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43" office:value-type="float" office:value="0" calcext:value-type="float">
            <text:p>0</text:p>
          </table:table-cell>
          <table:table-cell table:style-name="ce1099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1" office:value-type="float" office:value="0" calcext:value-type="float">
            <text:p>0</text:p>
          </table:table-cell>
          <table:table-cell table:style-name="ce1267" office:value-type="float" office:value="0" calcext:value-type="float">
            <text:p>0</text:p>
          </table:table-cell>
          <table:table-cell table:style-name="ce132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style-name="ce26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64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79" office:value-type="float" office:value="0" calcext:value-type="float">
            <text:p>0</text:p>
          </table:table-cell>
          <table:table-cell table:style-name="ce536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style-name="ce82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44" office:value-type="float" office:value="0" calcext:value-type="float">
            <text:p>0</text:p>
          </table:table-cell>
          <table:table-cell table:style-name="ce1100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2" office:value-type="float" office:value="0" calcext:value-type="float">
            <text:p>0</text:p>
          </table:table-cell>
          <table:table-cell table:style-name="ce1268"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365" office:value-type="float" office:value="1" calcext:value-type="float">
            <text:p>1</text:p>
          </table:table-cell>
          <table:table-cell table:style-name="ce422" office:value-type="float" office:value="1" calcext:value-type="float">
            <text:p>1</text:p>
          </table:table-cell>
          <table:table-cell table:style-name="ce480" office:value-type="float" office:value="1" calcext:value-type="float">
            <text:p>1</text:p>
          </table:table-cell>
          <table:table-cell table:style-name="ce537" office:value-type="float" office:value="0" calcext:value-type="float">
            <text:p>0</text:p>
          </table:table-cell>
          <table:table-cell table:style-name="ce594" office:value-type="float" office:value="1" calcext:value-type="float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708" office:value-type="float" office:value="1" calcext:value-type="float">
            <text:p>1</text:p>
          </table:table-cell>
          <table:table-cell table:style-name="ce765"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933" office:value-type="float" office:value="0" calcext:value-type="float">
            <text:p>0</text:p>
          </table:table-cell>
          <table:table-cell table:style-name="ce989" office:value-type="float" office:value="0" calcext:value-type="float">
            <text:p>0</text:p>
          </table:table-cell>
          <table:table-cell table:style-name="ce1045" office:value-type="float" office:value="0" calcext:value-type="float">
            <text:p>0</text:p>
          </table:table-cell>
          <table:table-cell table:style-name="ce1101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13" office:value-type="float" office:value="0" calcext:value-type="float">
            <text:p>0</text:p>
          </table:table-cell>
          <table:table-cell table:style-name="ce1269" office:value-type="float" office:value="0" calcext:value-type="float">
            <text:p>0</text:p>
          </table:table-cell>
          <table:table-cell table:style-name="ce132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366" office:value-type="float" office:value="0" calcext:value-type="float">
            <text:p>0</text:p>
          </table:table-cell>
          <table:table-cell table:style-name="ce423" office:value-type="float" office:value="1" calcext:value-type="float">
            <text:p>1</text:p>
          </table:table-cell>
          <table:table-cell table:style-name="ce481" office:value-type="float" office:value="0" calcext:value-type="float">
            <text:p>0</text:p>
          </table:table-cell>
          <table:table-cell table:style-name="ce538" office:value-type="float" office:value="0" calcext:value-type="float">
            <text:p>0</text:p>
          </table:table-cell>
          <table:table-cell table:style-name="ce595" office:value-type="float" office:value="1" calcext:value-type="float">
            <text:p>1</text:p>
          </table:table-cell>
          <table:table-cell table:style-name="ce652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766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934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102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214" office:value-type="float" office:value="0" calcext:value-type="float">
            <text:p>0</text:p>
          </table:table-cell>
          <table:table-cell table:style-name="ce127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424" office:value-type="float" office:value="0" calcext:value-type="float">
            <text:p>0</text:p>
          </table:table-cell>
          <table:table-cell table:style-name="ce482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96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710" office:value-type="float" office:value="1" calcext:value-type="float">
            <text:p>1</text:p>
          </table:table-cell>
          <table:table-cell table:style-name="ce767" office:value-type="float" office:value="0" calcext:value-type="float">
            <text:p>0</text:p>
          </table:table-cell>
          <table:table-cell table:style-name="ce823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935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271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311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483" office:value-type="float" office:value="0" calcext:value-type="float">
            <text:p>0</text:p>
          </table:table-cell>
          <table:table-cell table:style-name="ce54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54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768" office:value-type="float" office:value="0" calcext:value-type="float">
            <text:p>0</text:p>
          </table:table-cell>
          <table:table-cell table:style-name="ce824" office:value-type="float" office:value="0" calcext:value-type="float">
            <text:p>0</text:p>
          </table:table-cell>
          <table:table-cell table:style-name="ce880" office:value-type="float" office:value="0" calcext:value-type="float">
            <text:p>0</text:p>
          </table:table-cell>
          <table:table-cell table:style-name="ce936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48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60" office:value-type="float" office:value="0" calcext:value-type="float">
            <text:p>0</text:p>
          </table:table-cell>
          <table:table-cell table:style-name="ce1216" office:value-type="float" office:value="0" calcext:value-type="float">
            <text:p>0</text:p>
          </table:table-cell>
          <table:table-cell table:style-name="ce1272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426" office:value-type="float" office:value="1" calcext:value-type="float">
            <text:p>1</text:p>
          </table:table-cell>
          <table:table-cell table:style-name="ce484" office:value-type="float" office:value="0" calcext:value-type="float">
            <text:p>0</text:p>
          </table:table-cell>
          <table:table-cell table:style-name="ce54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55" office:value-type="float" office:value="1" calcext:value-type="float">
            <text:p>1</text:p>
          </table:table-cell>
          <table:table-cell table:style-name="ce712" office:value-type="float" office:value="0" calcext:value-type="float">
            <text:p>0</text:p>
          </table:table-cell>
          <table:table-cell table:style-name="ce769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1049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61" office:value-type="float" office:value="0" calcext:value-type="float">
            <text:p>0</text:p>
          </table:table-cell>
          <table:table-cell table:style-name="ce1217" office:value-type="float" office:value="0" calcext:value-type="float">
            <text:p>0</text:p>
          </table:table-cell>
          <table:table-cell table:style-name="ce1273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70" office:value-type="float" office:value="1" calcext:value-type="float">
            <text:p>1</text:p>
          </table:table-cell>
          <table:table-cell table:style-name="ce427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542" office:value-type="float" office:value="1" calcext:value-type="float">
            <text:p>1</text:p>
          </table:table-cell>
          <table:table-cell table:style-name="ce599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713" office:value-type="float" office:value="1" calcext:value-type="float">
            <text:p>1</text:p>
          </table:table-cell>
          <table:table-cell table:style-name="ce770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938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50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18" office:value-type="float" office:value="0" calcext:value-type="float">
            <text:p>0</text:p>
          </table:table-cell>
          <table:table-cell table:style-name="ce1274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style-name="ce428" office:value-type="float" office:value="1" calcext:value-type="float">
            <text:p>1</text:p>
          </table:table-cell>
          <table:table-cell table:style-name="ce486" office:value-type="float" office:value="1" calcext:value-type="float">
            <text:p>1</text:p>
          </table:table-cell>
          <table:table-cell table:style-name="ce543" office:value-type="float" office:value="1" calcext:value-type="float">
            <text:p>1</text:p>
          </table:table-cell>
          <table:table-cell table:style-name="ce600" office:value-type="float" office:value="0" calcext:value-type="float">
            <text:p>0</text:p>
          </table:table-cell>
          <table:table-cell table:style-name="ce657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771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39" office:value-type="float" office:value="0" calcext:value-type="float">
            <text:p>0</text:p>
          </table:table-cell>
          <table:table-cell table:style-name="ce995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1107" office:value-type="float" office:value="0" calcext:value-type="float">
            <text:p>0</text:p>
          </table:table-cell>
          <table:table-cell table:style-name="ce1163" office:value-type="float" office:value="0" calcext:value-type="float">
            <text:p>0</text:p>
          </table:table-cell>
          <table:table-cell table:style-name="ce121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59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487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601" office:value-type="float" office:value="1" calcext:value-type="float">
            <text:p>1</text:p>
          </table:table-cell>
          <table:table-cell table:style-name="ce658" office:value-type="float" office:value="0" calcext:value-type="float">
            <text:p>0</text:p>
          </table:table-cell>
          <table:table-cell table:style-name="ce715" office:value-type="float" office:value="1" calcext:value-type="float">
            <text:p>1</text:p>
          </table:table-cell>
          <table:table-cell table:style-name="ce772" office:value-type="float" office:value="0" calcext:value-type="float">
            <text:p>0</text:p>
          </table:table-cell>
          <table:table-cell table:style-name="ce828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96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64" office:value-type="float" office:value="0" calcext:value-type="float">
            <text:p>0</text:p>
          </table:table-cell>
          <table:table-cell table:style-name="ce1220" office:value-type="float" office:value="0" calcext:value-type="float">
            <text:p>0</text:p>
          </table:table-cell>
          <table:table-cell table:style-name="ce1276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30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545" office:value-type="float" office:value="1" calcext:value-type="float">
            <text:p>1</text:p>
          </table:table-cell>
          <table:table-cell table:style-name="ce602" office:value-type="float" office:value="1" calcext:value-type="float">
            <text:p>1</text:p>
          </table:table-cell>
          <table:table-cell table:style-name="ce659" office:value-type="float" office:value="1" calcext:value-type="float">
            <text:p>1</text:p>
          </table:table-cell>
          <table:table-cell table:style-name="ce716" office:value-type="float" office:value="1" calcext:value-type="float">
            <text:p>1</text:p>
          </table:table-cell>
          <table:table-cell table:style-name="ce773" office:value-type="float" office:value="0" calcext:value-type="float">
            <text:p>0</text:p>
          </table:table-cell>
          <table:table-cell table:style-name="ce829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941" office:value-type="float" office:value="0" calcext:value-type="float">
            <text:p>0</text:p>
          </table:table-cell>
          <table:table-cell table:style-name="ce997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65" office:value-type="float" office:value="0" calcext:value-type="float">
            <text:p>0</text:p>
          </table:table-cell>
          <table:table-cell table:style-name="ce1221" office:value-type="float" office:value="0" calcext:value-type="float">
            <text:p>0</text:p>
          </table:table-cell>
          <table:table-cell table:style-name="ce1277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 table:style-name="ce374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style-name="ce489" office:value-type="float" office:value="0" calcext:value-type="float">
            <text:p>0</text:p>
          </table:table-cell>
          <table:table-cell table:style-name="ce546" office:value-type="float" office:value="1" calcext:value-type="float">
            <text:p>1</text:p>
          </table:table-cell>
          <table:table-cell table:style-name="ce603" office:value-type="float" office:value="1" calcext:value-type="float">
            <text:p>1</text:p>
          </table:table-cell>
          <table:table-cell table:style-name="ce660" office:value-type="float" office:value="1" calcext:value-type="float">
            <text:p>1</text:p>
          </table:table-cell>
          <table:table-cell table:style-name="ce717" office:value-type="float" office:value="1" calcext:value-type="float">
            <text:p>1</text:p>
          </table:table-cell>
          <table:table-cell table:style-name="ce774" office:value-type="float" office:value="0" calcext:value-type="float">
            <text:p>0</text:p>
          </table:table-cell>
          <table:table-cell table:style-name="ce830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style-name="ce1054" office:value-type="float" office:value="0" calcext:value-type="float">
            <text:p>0</text:p>
          </table:table-cell>
          <table:table-cell table:style-name="ce1110" office:value-type="float" office:value="0" calcext:value-type="float">
            <text:p>0</text:p>
          </table:table-cell>
          <table:table-cell table:style-name="ce1166" office:value-type="float" office:value="0" calcext:value-type="float">
            <text:p>0</text:p>
          </table:table-cell>
          <table:table-cell table:style-name="ce1222" office:value-type="float" office:value="0" calcext:value-type="float">
            <text:p>0</text:p>
          </table:table-cell>
          <table:table-cell table:style-name="ce1278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:</text:p>
          </table:table-cell>
          <table:table-cell table:style-name="ce37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432" office:value-type="float" office:value="0" calcext:value-type="float">
            <text:p>0</text:p>
          </table:table-cell>
          <table:table-cell table:style-name="ce490" office:value-type="float" office:value="0" calcext:value-type="float">
            <text:p>0</text:p>
          </table:table-cell>
          <table:table-cell table:style-name="ce547" office:value-type="float" office:value="0" calcext:value-type="float">
            <text:p>0</text:p>
          </table:table-cell>
          <table:table-cell table:style-name="ce604" office:value-type="float" office:value="0" calcext:value-type="float">
            <text:p>0</text:p>
          </table:table-cell>
          <table:table-cell table:style-name="ce661" office:value-type="float" office:value="0" calcext:value-type="float">
            <text:p>0</text:p>
          </table:table-cell>
          <table:table-cell table:style-name="ce718" office:value-type="float" office:value="0" calcext:value-type="float">
            <text:p>0</text:p>
          </table:table-cell>
          <table:table-cell table:style-name="ce775" office:value-type="float" office:value="0" calcext:value-type="float">
            <text:p>0</text:p>
          </table:table-cell>
          <table:table-cell table:style-name="ce831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223" office:value-type="float" office:value="0" calcext:value-type="float">
            <text:p>0</text:p>
          </table:table-cell>
          <table:table-cell table:style-name="ce1279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;</text:p>
          </table:table-cell>
          <table:table-cell table:style-name="ce3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433" office:value-type="float" office:value="0" calcext:value-type="float">
            <text:p>0</text:p>
          </table:table-cell>
          <table:table-cell table:style-name="ce49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605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style-name="ce719" office:value-type="float" office:value="0" calcext:value-type="float">
            <text:p>0</text:p>
          </table:table-cell>
          <table:table-cell table:style-name="ce776" office:value-type="float" office:value="0" calcext:value-type="float">
            <text:p>0</text:p>
          </table:table-cell>
          <table:table-cell table:style-name="ce832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6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style-name="ce3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34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549" office:value-type="float" office:value="0" calcext:value-type="float">
            <text:p>0</text:p>
          </table:table-cell>
          <table:table-cell table:style-name="ce606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720" office:value-type="float" office:value="0" calcext:value-type="float">
            <text:p>0</text:p>
          </table:table-cell>
          <table:table-cell table:style-name="ce777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89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113" office:value-type="float" office:value="0" calcext:value-type="float">
            <text:p>0</text:p>
          </table:table-cell>
          <table:table-cell table:style-name="ce1169" office:value-type="float" office:value="0" calcext:value-type="float">
            <text:p>0</text:p>
          </table:table-cell>
          <table:table-cell table:style-name="ce1225" office:value-type="float" office:value="0" calcext:value-type="float">
            <text:p>0</text:p>
          </table:table-cell>
          <table:table-cell table:style-name="ce1281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style-name="ce4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435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550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64" office:value-type="float" office:value="0" calcext:value-type="float">
            <text:p>0</text:p>
          </table:table-cell>
          <table:table-cell table:style-name="ce721" office:value-type="float" office:value="0" calcext:value-type="float">
            <text:p>0</text:p>
          </table:table-cell>
          <table:table-cell table:style-name="ce778" office:value-type="float" office:value="0" calcext:value-type="float">
            <text:p>0</text:p>
          </table:table-cell>
          <table:table-cell table:style-name="ce834" office:value-type="float" office:value="0" calcext:value-type="float">
            <text:p>0</text:p>
          </table:table-cell>
          <table:table-cell table:style-name="ce890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2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1170" office:value-type="float" office:value="0" calcext:value-type="float">
            <text:p>0</text:p>
          </table:table-cell>
          <table:table-cell table:style-name="ce1226" office:value-type="float" office:value="0" calcext:value-type="float">
            <text:p>0</text:p>
          </table:table-cell>
          <table:table-cell table:style-name="ce1282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&gt;</text:p>
          </table:table-cell>
          <table:table-cell table:style-name="ce41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608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722" office:value-type="float" office:value="0" calcext:value-type="float">
            <text:p>0</text:p>
          </table:table-cell>
          <table:table-cell table:style-name="ce779" office:value-type="float" office:value="0" calcext:value-type="float">
            <text:p>0</text:p>
          </table:table-cell>
          <table:table-cell table:style-name="ce835" office:value-type="float" office:value="0" calcext:value-type="float">
            <text:p>0</text:p>
          </table:table-cell>
          <table:table-cell table:style-name="ce891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115" office:value-type="float" office:value="0" calcext:value-type="float">
            <text:p>0</text:p>
          </table:table-cell>
          <table:table-cell table:style-name="ce1171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42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437" office:value-type="float" office:value="0" calcext:value-type="float">
            <text:p>0</text:p>
          </table:table-cell>
          <table:table-cell table:style-name="ce49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609" office:value-type="float" office:value="0" calcext:value-type="float">
            <text:p>0</text:p>
          </table:table-cell>
          <table:table-cell table:style-name="ce666" office:value-type="float" office:value="0" calcext:value-type="float">
            <text:p>0</text:p>
          </table:table-cell>
          <table:table-cell table:style-name="ce723" office:value-type="float" office:value="0" calcext:value-type="float">
            <text:p>0</text:p>
          </table:table-cell>
          <table:table-cell table:style-name="ce780" office:value-type="float" office:value="0" calcext:value-type="float">
            <text:p>0</text:p>
          </table:table-cell>
          <table:table-cell table:style-name="ce836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1004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16" office:value-type="float" office:value="0" calcext:value-type="float">
            <text:p>0</text:p>
          </table:table-cell>
          <table:table-cell table:style-name="ce1172" office:value-type="float" office:value="0" calcext:value-type="float">
            <text:p>0</text:p>
          </table:table-cell>
          <table:table-cell table:style-name="ce1228" office:value-type="float" office:value="0" calcext:value-type="float">
            <text:p>0</text:p>
          </table:table-cell>
          <table:table-cell table:style-name="ce1284" office:value-type="float" office:value="0" calcext:value-type="float">
            <text:p>0</text:p>
          </table:table-cell>
          <table:table-cell table:style-name="ce134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@</text:p>
          </table:table-cell>
          <table:table-cell table:style-name="ce4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style-name="ce438" office:value-type="float" office:value="0" calcext:value-type="float">
            <text:p>0</text:p>
          </table:table-cell>
          <table:table-cell table:style-name="ce496" office:value-type="float" office:value="0" calcext:value-type="float">
            <text:p>0</text:p>
          </table:table-cell>
          <table:table-cell table:style-name="ce553" office:value-type="float" office:value="0" calcext:value-type="float">
            <text:p>0</text:p>
          </table:table-cell>
          <table:table-cell table:style-name="ce610" office:value-type="float" office:value="0" calcext:value-type="float">
            <text:p>0</text:p>
          </table:table-cell>
          <table:table-cell table:style-name="ce667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781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17" office:value-type="float" office:value="0" calcext:value-type="float">
            <text:p>0</text:p>
          </table:table-cell>
          <table:table-cell table:style-name="ce1173" office:value-type="float" office:value="0" calcext:value-type="float">
            <text:p>0</text:p>
          </table:table-cell>
          <table:table-cell table:style-name="ce1229" office:value-type="float" office:value="0" calcext:value-type="float">
            <text:p>0</text:p>
          </table:table-cell>
          <table:table-cell table:style-name="ce1285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82" office:value-type="float" office:value="0" calcext:value-type="float">
            <text:p>0</text:p>
          </table:table-cell>
          <table:table-cell table:style-name="ce439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54" office:value-type="float" office:value="1" calcext:value-type="float">
            <text:p>1</text:p>
          </table:table-cell>
          <table:table-cell table:style-name="ce611" office:value-type="float" office:value="1" calcext:value-type="float">
            <text:p>1</text:p>
          </table:table-cell>
          <table:table-cell table:style-name="ce668" office:value-type="float" office:value="1" calcext:value-type="float">
            <text:p>1</text:p>
          </table:table-cell>
          <table:table-cell table:style-name="ce725" office:value-type="float" office:value="1" calcext:value-type="float">
            <text:p>1</text:p>
          </table:table-cell>
          <table:table-cell table:style-name="ce782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6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18" office:value-type="float" office:value="0" calcext:value-type="float">
            <text:p>0</text:p>
          </table:table-cell>
          <table:table-cell table:style-name="ce1174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86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45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 table:style-name="ce383" office:value-type="float" office:value="1" calcext:value-type="float">
            <text:p>1</text:p>
          </table:table-cell>
          <table:table-cell table:style-name="ce440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555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69" office:value-type="float" office:value="1" calcext:value-type="float">
            <text:p>1</text:p>
          </table:table-cell>
          <table:table-cell table:style-name="ce726" office:value-type="float" office:value="0" calcext:value-type="float">
            <text:p>0</text:p>
          </table:table-cell>
          <table:table-cell table:style-name="ce783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95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7" office:value-type="float" office:value="0" calcext:value-type="float">
            <text:p>0</text:p>
          </table:table-cell>
          <table:table-cell table:style-name="ce1063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75" office:value-type="float" office:value="0" calcext:value-type="float">
            <text:p>0</text:p>
          </table:table-cell>
          <table:table-cell table:style-name="ce1231" office:value-type="float" office:value="0" calcext:value-type="float">
            <text:p>0</text:p>
          </table:table-cell>
          <table:table-cell table:style-name="ce128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4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style-name="ce384" office:value-type="float" office:value="1" calcext:value-type="float">
            <text:p>1</text:p>
          </table:table-cell>
          <table:table-cell table:style-name="ce441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556" office:value-type="float" office:value="0" calcext:value-type="float">
            <text:p>0</text:p>
          </table:table-cell>
          <table:table-cell table:style-name="ce613" office:value-type="float" office:value="0" calcext:value-type="float">
            <text:p>0</text:p>
          </table:table-cell>
          <table:table-cell table:style-name="ce670" office:value-type="float" office:value="1" calcext:value-type="float">
            <text:p>1</text:p>
          </table:table-cell>
          <table:table-cell table:style-name="ce727" office:value-type="float" office:value="1" calcext:value-type="float">
            <text:p>1</text:p>
          </table:table-cell>
          <table:table-cell table:style-name="ce784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896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1120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88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4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442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57" office:value-type="float" office:value="1" calcext:value-type="float">
            <text:p>1</text:p>
          </table:table-cell>
          <table:table-cell table:style-name="ce614" office:value-type="float" office:value="1" calcext:value-type="float">
            <text:p>1</text:p>
          </table:table-cell>
          <table:table-cell table:style-name="ce671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85" office:value-type="float" office:value="0" calcext:value-type="float">
            <text:p>0</text:p>
          </table:table-cell>
          <table:table-cell table:style-name="ce841" office:value-type="float" office:value="0" calcext:value-type="float">
            <text:p>0</text:p>
          </table:table-cell>
          <table:table-cell table:style-name="ce897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1009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style-name="ce1177" office:value-type="float" office:value="0" calcext:value-type="float">
            <text:p>0</text:p>
          </table:table-cell>
          <table:table-cell table:style-name="ce1233" office:value-type="float" office:value="0" calcext:value-type="float">
            <text:p>0</text:p>
          </table:table-cell>
          <table:table-cell table:style-name="ce1289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48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443" office:value-type="float" office:value="0" calcext:value-type="float">
            <text:p>0</text:p>
          </table:table-cell>
          <table:table-cell table:style-name="ce501" office:value-type="float" office:value="1" calcext:value-type="float">
            <text:p>1</text:p>
          </table:table-cell>
          <table:table-cell table:style-name="ce558" office:value-type="float" office:value="1" calcext:value-type="float">
            <text:p>1</text:p>
          </table:table-cell>
          <table:table-cell table:style-name="ce615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729" office:value-type="float" office:value="1" calcext:value-type="float">
            <text:p>1</text:p>
          </table:table-cell>
          <table:table-cell table:style-name="ce786" office:value-type="float" office:value="0" calcext:value-type="float">
            <text:p>0</text:p>
          </table:table-cell>
          <table:table-cell table:style-name="ce842" office:value-type="float" office:value="0" calcext:value-type="float">
            <text:p>0</text:p>
          </table:table-cell>
          <table:table-cell table:style-name="ce898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style-name="ce1066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78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34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4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502" office:value-type="float" office:value="1" calcext:value-type="float">
            <text:p>1</text:p>
          </table:table-cell>
          <table:table-cell table:style-name="ce559" office:value-type="float" office:value="1" calcext:value-type="float">
            <text:p>1</text:p>
          </table:table-cell>
          <table:table-cell table:style-name="ce616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730" office:value-type="float" office:value="1" calcext:value-type="float">
            <text:p>1</text:p>
          </table:table-cell>
          <table:table-cell table:style-name="ce787" office:value-type="float" office:value="0" calcext:value-type="float">
            <text:p>0</text:p>
          </table:table-cell>
          <table:table-cell table:style-name="ce843" office:value-type="float" office:value="0" calcext:value-type="float">
            <text:p>0</text:p>
          </table:table-cell>
          <table:table-cell table:style-name="ce899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67" office:value-type="float" office:value="0" calcext:value-type="float">
            <text:p>0</text:p>
          </table:table-cell>
          <table:table-cell table:style-name="ce1123" office:value-type="float" office:value="0" calcext:value-type="float">
            <text:p>0</text:p>
          </table:table-cell>
          <table:table-cell table:style-name="ce1179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91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50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75" office:value-type="float" office:value="0" calcext:value-type="float">
            <text:p>0</text:p>
          </table:table-cell>
          <table:table-cell table:style-name="ce331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style-name="ce445" office:value-type="float" office:value="1" calcext:value-type="float">
            <text:p>1</text:p>
          </table:table-cell>
          <table:table-cell table:style-name="ce503" office:value-type="float" office:value="1" calcext:value-type="float">
            <text:p>1</text:p>
          </table:table-cell>
          <table:table-cell table:style-name="ce560" office:value-type="float" office:value="0" calcext:value-type="float">
            <text:p>0</text:p>
          </table:table-cell>
          <table:table-cell table:style-name="ce617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731" office:value-type="float" office:value="1" calcext:value-type="float">
            <text:p>1</text:p>
          </table:table-cell>
          <table:table-cell table:style-name="ce788" office:value-type="float" office:value="0" calcext:value-type="float">
            <text:p>0</text:p>
          </table:table-cell>
          <table:table-cell table:style-name="ce844" office:value-type="float" office:value="0" calcext:value-type="float">
            <text:p>0</text:p>
          </table:table-cell>
          <table:table-cell table:style-name="ce900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24" office:value-type="float" office:value="0" calcext:value-type="float">
            <text:p>0</text:p>
          </table:table-cell>
          <table:table-cell table:style-name="ce1180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 table:style-name="ce134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51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76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89" office:value-type="float" office:value="0" calcext:value-type="float">
            <text:p>0</text:p>
          </table:table-cell>
          <table:table-cell table:style-name="ce446" office:value-type="float" office:value="1" calcext:value-type="float">
            <text:p>1</text:p>
          </table:table-cell>
          <table:table-cell table:style-name="ce504" office:value-type="float" office:value="1" calcext:value-type="float">
            <text:p>1</text:p>
          </table:table-cell>
          <table:table-cell table:style-name="ce561" office:value-type="float" office:value="1" calcext:value-type="float">
            <text:p>1</text:p>
          </table:table-cell>
          <table:table-cell table:style-name="ce618" office:value-type="float" office:value="1" calcext:value-type="float">
            <text:p>1</text:p>
          </table:table-cell>
          <table:table-cell table:style-name="ce675" office:value-type="float" office:value="1" calcext:value-type="float">
            <text:p>1</text:p>
          </table:table-cell>
          <table:table-cell table:style-name="ce732" office:value-type="float" office:value="0" calcext:value-type="float">
            <text:p>0</text:p>
          </table:table-cell>
          <table:table-cell table:style-name="ce789" office:value-type="float" office:value="0" calcext:value-type="float">
            <text:p>0</text:p>
          </table:table-cell>
          <table:table-cell table:style-name="ce845" office:value-type="float" office:value="0" calcext:value-type="float">
            <text:p>0</text:p>
          </table:table-cell>
          <table:table-cell table:style-name="ce901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1013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 table:style-name="ce134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52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447" office:value-type="float" office:value="0" calcext:value-type="float">
            <text:p>0</text:p>
          </table:table-cell>
          <table:table-cell table:style-name="ce505" office:value-type="float" office:value="1" calcext:value-type="float">
            <text:p>1</text:p>
          </table:table-cell>
          <table:table-cell table:style-name="ce562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790" office:value-type="float" office:value="0" calcext:value-type="float">
            <text:p>0</text:p>
          </table:table-cell>
          <table:table-cell table:style-name="ce846" office:value-type="float" office:value="0" calcext:value-type="float">
            <text:p>0</text:p>
          </table:table-cell>
          <table:table-cell table:style-name="ce902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70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82" office:value-type="float" office:value="0" calcext:value-type="float">
            <text:p>0</text:p>
          </table:table-cell>
          <table:table-cell table:style-name="ce1238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 table:style-name="ce135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J</text:p>
          </table:table-cell>
          <table:table-cell table:style-name="ce5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91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506" office:value-type="float" office:value="1" calcext:value-type="float">
            <text:p>1</text:p>
          </table:table-cell>
          <table:table-cell table:style-name="ce563" office:value-type="float" office:value="0" calcext:value-type="float">
            <text:p>0</text:p>
          </table:table-cell>
          <table:table-cell table:style-name="ce620" office:value-type="float" office:value="1" calcext:value-type="float">
            <text:p>1</text:p>
          </table:table-cell>
          <table:table-cell table:style-name="ce677" office:value-type="float" office:value="0" calcext:value-type="float">
            <text:p>0</text:p>
          </table:table-cell>
          <table:table-cell table:style-name="ce734" office:value-type="float" office:value="0" calcext:value-type="float">
            <text:p>0</text:p>
          </table:table-cell>
          <table:table-cell table:style-name="ce791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903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5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27" office:value-type="float" office:value="0" calcext:value-type="float">
            <text:p>0</text:p>
          </table:table-cell>
          <table:table-cell table:style-name="ce1183" office:value-type="float" office:value="0" calcext:value-type="float">
            <text:p>0</text:p>
          </table:table-cell>
          <table:table-cell table:style-name="ce1239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54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507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78" office:value-type="float" office:value="0" calcext:value-type="float">
            <text:p>0</text:p>
          </table:table-cell>
          <table:table-cell table:style-name="ce735" office:value-type="float" office:value="0" calcext:value-type="float">
            <text:p>0</text:p>
          </table:table-cell>
          <table:table-cell table:style-name="ce792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904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72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184" office:value-type="float" office:value="0" calcext:value-type="float">
            <text:p>0</text:p>
          </table:table-cell>
          <table:table-cell table:style-name="ce1240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55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450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679" office:value-type="float" office:value="1" calcext:value-type="float">
            <text:p>1</text:p>
          </table:table-cell>
          <table:table-cell table:style-name="ce736" office:value-type="float" office:value="0" calcext:value-type="float">
            <text:p>0</text:p>
          </table:table-cell>
          <table:table-cell table:style-name="ce793" office:value-type="float" office:value="0" calcext:value-type="float">
            <text:p>0</text:p>
          </table:table-cell>
          <table:table-cell table:style-name="ce849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1017" office:value-type="float" office:value="0" calcext:value-type="float">
            <text:p>0</text:p>
          </table:table-cell>
          <table:table-cell table:style-name="ce1073" office:value-type="float" office:value="0" calcext:value-type="float">
            <text:p>0</text:p>
          </table:table-cell>
          <table:table-cell table:style-name="ce1129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1241" office:value-type="float" office:value="0" calcext:value-type="float">
            <text:p>0</text:p>
          </table:table-cell>
          <table:table-cell table:style-name="ce1297" office:value-type="float" office:value="0" calcext:value-type="float">
            <text:p>0</text:p>
          </table:table-cell>
          <table:table-cell table:style-name="ce135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5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81" office:value-type="float" office:value="0" calcext:value-type="float">
            <text:p>0</text:p>
          </table:table-cell>
          <table:table-cell table:style-name="ce337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style-name="ce451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style-name="ce566" office:value-type="float" office:value="0" calcext:value-type="float">
            <text:p>0</text:p>
          </table:table-cell>
          <table:table-cell table:style-name="ce623" office:value-type="float" office:value="0" calcext:value-type="float">
            <text:p>0</text:p>
          </table:table-cell>
          <table:table-cell table:style-name="ce680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794" office:value-type="float" office:value="0" calcext:value-type="float">
            <text:p>0</text:p>
          </table:table-cell>
          <table:table-cell table:style-name="ce850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1018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table:style-name="ce1242" office:value-type="float" office:value="0" calcext:value-type="float">
            <text:p>0</text:p>
          </table:table-cell>
          <table:table-cell table:style-name="ce1298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 table:style-name="ce395" office:value-type="float" office:value="0" calcext:value-type="float">
            <text:p>0</text:p>
          </table:table-cell>
          <table:table-cell table:style-name="ce452" office:value-type="float" office:value="1" calcext:value-type="float">
            <text:p>1</text:p>
          </table:table-cell>
          <table:table-cell table:style-name="ce510" office:value-type="float" office:value="1" calcext:value-type="float">
            <text:p>1</text:p>
          </table:table-cell>
          <table:table-cell table:style-name="ce567" office:value-type="float" office:value="1" calcext:value-type="float">
            <text:p>1</text:p>
          </table:table-cell>
          <table:table-cell table:style-name="ce624" office:value-type="float" office:value="0" calcext:value-type="float">
            <text:p>0</text:p>
          </table:table-cell>
          <table:table-cell table:style-name="ce681" office:value-type="float" office:value="0" calcext:value-type="float">
            <text:p>0</text:p>
          </table:table-cell>
          <table:table-cell table:style-name="ce738" office:value-type="float" office:value="0" calcext:value-type="float">
            <text:p>0</text:p>
          </table:table-cell>
          <table:table-cell table:style-name="ce795"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907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9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table:style-name="ce1243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135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39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511" office:value-type="float" office:value="1" calcext:value-type="float">
            <text:p>1</text:p>
          </table:table-cell>
          <table:table-cell table:style-name="ce568" office:value-type="float" office:value="0" calcext:value-type="float">
            <text:p>0</text:p>
          </table:table-cell>
          <table:table-cell table:style-name="ce625" office:value-type="float" office:value="1" calcext:value-type="float">
            <text:p>1</text:p>
          </table:table-cell>
          <table:table-cell table:style-name="ce682" office:value-type="float" office:value="1" calcext:value-type="float">
            <text:p>1</text:p>
          </table:table-cell>
          <table:table-cell table:style-name="ce739" office:value-type="float" office:value="1" calcext:value-type="float">
            <text:p>1</text:p>
          </table:table-cell>
          <table:table-cell table:style-name="ce796" office:value-type="float" office:value="0" calcext:value-type="float">
            <text:p>0</text:p>
          </table:table-cell>
          <table:table-cell table:style-name="ce852" office:value-type="float" office:value="0" calcext:value-type="float">
            <text:p>0</text:p>
          </table:table-cell>
          <table:table-cell table:style-name="ce908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20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1132" office:value-type="float" office:value="0" calcext:value-type="float">
            <text:p>0</text:p>
          </table:table-cell>
          <table:table-cell table:style-name="ce1188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135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5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97" office:value-type="float" office:value="0" calcext:value-type="float">
            <text:p>0</text:p>
          </table:table-cell>
          <table:table-cell table:style-name="ce454" office:value-type="float" office:value="0" calcext:value-type="float">
            <text:p>0</text:p>
          </table:table-cell>
          <table:table-cell table:style-name="ce512" office:value-type="float" office:value="1" calcext:value-type="float">
            <text:p>1</text:p>
          </table:table-cell>
          <table:table-cell table:style-name="ce569" office:value-type="float" office:value="1" calcext:value-type="float">
            <text:p>1</text:p>
          </table:table-cell>
          <table:table-cell table:style-name="ce626" office:value-type="float" office:value="1" calcext:value-type="float">
            <text:p>1</text:p>
          </table:table-cell>
          <table:table-cell table:style-name="ce683" office:value-type="float" office:value="1" calcext:value-type="float">
            <text:p>1</text:p>
          </table:table-cell>
          <table:table-cell table:style-name="ce740" office:value-type="float" office:value="1" calcext:value-type="float">
            <text:p>1</text:p>
          </table:table-cell>
          <table:table-cell table:style-name="ce79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909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21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33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357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style-name="ce60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513" office:value-type="float" office:value="0" calcext:value-type="float">
            <text:p>0</text:p>
          </table:table-cell>
          <table:table-cell table:style-name="ce570" office:value-type="float" office:value="1" calcext:value-type="float">
            <text:p>1</text:p>
          </table:table-cell>
          <table:table-cell table:style-name="ce627" office:value-type="float" office:value="1" calcext:value-type="float">
            <text:p>1</text:p>
          </table:table-cell>
          <table:table-cell table:style-name="ce684" office:value-type="float" office:value="1" calcext:value-type="float">
            <text:p>1</text:p>
          </table:table-cell>
          <table:table-cell table:style-name="ce741" office:value-type="float" office:value="1" calcext:value-type="float">
            <text:p>1</text:p>
          </table:table-cell>
          <table:table-cell table:style-name="ce79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910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22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134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135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61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86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514" office:value-type="float" office:value="1" calcext:value-type="float">
            <text:p>1</text:p>
          </table:table-cell>
          <table:table-cell table:style-name="ce571" office:value-type="float" office:value="1" calcext:value-type="float">
            <text:p>1</text:p>
          </table:table-cell>
          <table:table-cell table:style-name="ce628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742" office:value-type="float" office:value="0" calcext:value-type="float">
            <text:p>0</text:p>
          </table:table-cell>
          <table:table-cell table:style-name="ce799" office:value-type="float" office:value="0" calcext:value-type="float">
            <text:p>0</text:p>
          </table:table-cell>
          <table:table-cell table:style-name="ce855" office:value-type="float" office:value="0" calcext:value-type="float">
            <text:p>0</text:p>
          </table:table-cell>
          <table:table-cell table:style-name="ce911" office:value-type="float" office:value="0" calcext:value-type="float">
            <text:p>0</text:p>
          </table:table-cell>
          <table:table-cell table:style-name="ce967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style-name="ce1079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191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303" office:value-type="float" office:value="0" calcext:value-type="float">
            <text:p>0</text:p>
          </table:table-cell>
          <table:table-cell table:style-name="ce135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2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87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515" office:value-type="float" office:value="0" calcext:value-type="float">
            <text:p>0</text:p>
          </table:table-cell>
          <table:table-cell table:style-name="ce572" office:value-type="float" office:value="1" calcext:value-type="float">
            <text:p>1</text:p>
          </table:table-cell>
          <table:table-cell table:style-name="ce629" office:value-type="float" office:value="0" calcext:value-type="float">
            <text:p>0</text:p>
          </table:table-cell>
          <table:table-cell table:style-name="ce686" office:value-type="float" office:value="1" calcext:value-type="float">
            <text:p>1</text:p>
          </table:table-cell>
          <table:table-cell table:style-name="ce743" office:value-type="float" office:value="1" calcext:value-type="float">
            <text:p>1</text:p>
          </table:table-cell>
          <table:table-cell table:style-name="ce800" office:value-type="float" office:value="0" calcext:value-type="float">
            <text:p>0</text:p>
          </table:table-cell>
          <table:table-cell table:style-name="ce856" office:value-type="float" office:value="0" calcext:value-type="float">
            <text:p>0</text:p>
          </table:table-cell>
          <table:table-cell table:style-name="ce912" office:value-type="float" office:value="0" calcext:value-type="float">
            <text:p>0</text:p>
          </table:table-cell>
          <table:table-cell table:style-name="ce968" office:value-type="float" office:value="0" calcext:value-type="float">
            <text:p>0</text:p>
          </table:table-cell>
          <table:table-cell table:style-name="ce1024" office:value-type="float" office:value="0" calcext:value-type="float">
            <text:p>0</text:p>
          </table:table-cell>
          <table:table-cell table:style-name="ce1080" office:value-type="float" office:value="0" calcext:value-type="float">
            <text:p>0</text:p>
          </table:table-cell>
          <table:table-cell table:style-name="ce1136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3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88" office:value-type="float" office:value="0" calcext:value-type="float">
            <text:p>0</text:p>
          </table:table-cell>
          <table:table-cell table:style-name="ce344" office:value-type="float" office:value="0" calcext:value-type="float">
            <text:p>0</text:p>
          </table:table-cell>
          <table:table-cell table:style-name="ce401" office:value-type="float" office:value="1" calcext:value-type="float">
            <text:p>1</text:p>
          </table:table-cell>
          <table:table-cell table:style-name="ce458" office:value-type="float" office:value="0" calcext:value-type="float">
            <text:p>0</text:p>
          </table:table-cell>
          <table:table-cell table:style-name="ce516" office:value-type="float" office:value="1" calcext:value-type="float">
            <text:p>1</text:p>
          </table:table-cell>
          <table:table-cell table:style-name="ce573" office:value-type="float" office:value="1" calcext:value-type="float">
            <text:p>1</text:p>
          </table:table-cell>
          <table:table-cell table:style-name="ce630" office:value-type="float" office:value="0" calcext:value-type="float">
            <text:p>0</text:p>
          </table:table-cell>
          <table:table-cell table:style-name="ce687" office:value-type="float" office:value="1" calcext:value-type="float">
            <text:p>1</text:p>
          </table:table-cell>
          <table:table-cell table:style-name="ce74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57" office:value-type="float" office:value="0" calcext:value-type="float">
            <text:p>0</text:p>
          </table:table-cell>
          <table:table-cell table:style-name="ce913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305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64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77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45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59" office:value-type="float" office:value="1" calcext:value-type="float">
            <text:p>1</text:p>
          </table:table-cell>
          <table:table-cell table:style-name="ce517" office:value-type="float" office:value="1" calcext:value-type="float">
            <text:p>1</text:p>
          </table:table-cell>
          <table:table-cell table:style-name="ce574" office:value-type="float" office:value="0" calcext:value-type="float">
            <text:p>0</text:p>
          </table:table-cell>
          <table:table-cell table:style-name="ce631" office:value-type="float" office:value="1" calcext:value-type="float">
            <text:p>1</text:p>
          </table:table-cell>
          <table:table-cell table:style-name="ce688" office:value-type="float" office:value="1" calcext:value-type="float">
            <text:p>1</text:p>
          </table:table-cell>
          <table:table-cell table:style-name="ce745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58" office:value-type="float" office:value="0" calcext:value-type="float">
            <text:p>0</text:p>
          </table:table-cell>
          <table:table-cell table:style-name="ce914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026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94" office:value-type="float" office:value="0" calcext:value-type="float">
            <text:p>0</text:p>
          </table:table-cell>
          <table:table-cell table:style-name="ce1250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136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style-name="ce65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46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75" office:value-type="float" office:value="0" calcext:value-type="float">
            <text:p>0</text:p>
          </table:table-cell>
          <table:table-cell table:style-name="ce632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746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859" office:value-type="float" office:value="0" calcext:value-type="float">
            <text:p>0</text:p>
          </table:table-cell>
          <table:table-cell table:style-name="ce915" office:value-type="float" office:value="0" calcext:value-type="float">
            <text:p>0</text:p>
          </table:table-cell>
          <table:table-cell table:style-name="ce971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style-name="ce1083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95" office:value-type="float" office:value="0" calcext:value-type="float">
            <text:p>0</text:p>
          </table:table-cell>
          <table:table-cell table:style-name="ce1251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136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6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47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519" office:value-type="float" office:value="0" calcext:value-type="float">
            <text:p>0</text:p>
          </table:table-cell>
          <table:table-cell table:style-name="ce576" office:value-type="float" office:value="0" calcext:value-type="float">
            <text:p>0</text:p>
          </table:table-cell>
          <table:table-cell table:style-name="ce633" office:value-type="float" office:value="0" calcext:value-type="float">
            <text:p>0</text:p>
          </table:table-cell>
          <table:table-cell table:style-name="ce690" office:value-type="float" office:value="0" calcext:value-type="float">
            <text:p>0</text:p>
          </table:table-cell>
          <table:table-cell table:style-name="ce74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860" office:value-type="float" office:value="0" calcext:value-type="float">
            <text:p>0</text:p>
          </table:table-cell>
          <table:table-cell table:style-name="ce916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84" office:value-type="float" office:value="0" calcext:value-type="float">
            <text:p>0</text:p>
          </table:table-cell>
          <table:table-cell table:style-name="ce1140" office:value-type="float" office:value="0" calcext:value-type="float">
            <text:p>0</text:p>
          </table:table-cell>
          <table:table-cell table:style-name="ce1196" office:value-type="float" office:value="0" calcext:value-type="float">
            <text:p>0</text:p>
          </table:table-cell>
          <table:table-cell table:style-name="ce1252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36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X</text:p>
          </table:table-cell>
          <table:table-cell table:style-name="ce6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520" office:value-type="float" office:value="0" calcext:value-type="float">
            <text:p>0</text:p>
          </table:table-cell>
          <table:table-cell table:style-name="ce577" office:value-type="float" office:value="0" calcext:value-type="float">
            <text:p>0</text:p>
          </table:table-cell>
          <table:table-cell table:style-name="ce634" office:value-type="float" office:value="0" calcext:value-type="float">
            <text:p>0</text:p>
          </table:table-cell>
          <table:table-cell table:style-name="ce691" office:value-type="float" office:value="0" calcext:value-type="float">
            <text:p>0</text:p>
          </table:table-cell>
          <table:table-cell table:style-name="ce748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style-name="ce861" office:value-type="float" office:value="0" calcext:value-type="float">
            <text:p>0</text:p>
          </table:table-cell>
          <table:table-cell table:style-name="ce917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97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309" office:value-type="float" office:value="0" calcext:value-type="float">
            <text:p>0</text:p>
          </table:table-cell>
          <table:table-cell table:style-name="ce136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Y</text:p>
          </table:table-cell>
          <table:table-cell table:style-name="ce6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349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463" office:value-type="float" office:value="1" calcext:value-type="float">
            <text:p>1</text:p>
          </table:table-cell>
          <table:table-cell table:style-name="ce521" office:value-type="float" office:value="0" calcext:value-type="float">
            <text:p>0</text:p>
          </table:table-cell>
          <table:table-cell table:style-name="ce578" office:value-type="float" office:value="1" calcext:value-type="float">
            <text:p>1</text:p>
          </table:table-cell>
          <table:table-cell table:style-name="ce635" office:value-type="float" office:value="1" calcext:value-type="float">
            <text:p>1</text:p>
          </table:table-cell>
          <table:table-cell table:style-name="ce692" office:value-type="float" office:value="1" calcext:value-type="float">
            <text:p>1</text:p>
          </table:table-cell>
          <table:table-cell table:style-name="ce749" office:value-type="float" office:value="0" calcext:value-type="float">
            <text:p>0</text:p>
          </table:table-cell>
          <table:table-cell table:style-name="ce806" office:value-type="float" office:value="0" calcext:value-type="float">
            <text:p>0</text:p>
          </table:table-cell>
          <table:table-cell table:style-name="ce862" office:value-type="float" office:value="0" calcext:value-type="float">
            <text:p>0</text:p>
          </table:table-cell>
          <table:table-cell table:style-name="ce91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86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310" office:value-type="float" office:value="0" calcext:value-type="float">
            <text:p>0</text:p>
          </table:table-cell>
          <table:table-cell table:style-name="ce136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Z</text:p>
          </table:table-cell>
          <table:table-cell table:style-name="ce69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407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style-name="ce522" office:value-type="float" office:value="0" calcext:value-type="float">
            <text:p>0</text:p>
          </table:table-cell>
          <table:table-cell table:style-name="ce579" office:value-type="float" office:value="0" calcext:value-type="float">
            <text:p>0</text:p>
          </table:table-cell>
          <table:table-cell table:style-name="ce636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807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919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1" office:value-type="float" office:value="0" calcext:value-type="float">
            <text:p>0</text:p>
          </table:table-cell>
          <table:table-cell table:style-name="ce1087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1199" office:value-type="float" office:value="0" calcext:value-type="float">
            <text:p>0</text:p>
          </table:table-cell>
          <table:table-cell table:style-name="ce1255" office:value-type="float" office:value="0" calcext:value-type="float">
            <text:p>0</text:p>
          </table:table-cell>
          <table:table-cell table:style-name="ce1311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/>
          <table:table-cell table:style-name="ce70" table:number-columns-repeated="5"/>
          <table:table-cell table:style-name="ce351"/>
          <table:table-cell table:style-name="ce408"/>
          <table:table-cell table:style-name="ce465"/>
          <table:table-cell table:style-name="ce523"/>
          <table:table-cell table:style-name="ce580"/>
          <table:table-cell table:style-name="ce637"/>
          <table:table-cell table:style-name="ce694"/>
          <table:table-cell table:style-name="ce751"/>
          <table:table-cell table:style-name="ce70" table:number-columns-repeated="11"/>
          <table:table-cell table:number-columns-repeated="999"/>
        </table:table-row>
        <table:table-row table:style-name="ro2">
          <table:table-cell table:style-name="ce7" office:value-type="string" calcext:value-type="string">
            <text:p>DOT</text:p>
          </table:table-cell>
          <table:table-cell table:style-name="ce7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352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81" office:value-type="float" office:value="0" calcext:value-type="float">
            <text:p>0</text:p>
          </table:table-cell>
          <table:table-cell table:style-name="ce638" office:value-type="float" office:value="0" calcext:value-type="float">
            <text:p>0</text:p>
          </table:table-cell>
          <table:table-cell table:style-name="ce695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808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920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200" office:value-type="float" office:value="0" calcext:value-type="float">
            <text:p>0</text:p>
          </table:table-cell>
          <table:table-cell table:style-name="ce1256" office:value-type="float" office:value="0" calcext:value-type="float">
            <text:p>0</text:p>
          </table:table-cell>
          <table:table-cell table:style-name="ce1312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"/>
          <table:table-cell table:style-name="ce70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Digit 1</text:p>
          </table:table-cell>
          <table:table-cell table:style-name="ce7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525" office:value-type="float" office:value="0" calcext:value-type="float">
            <text:p>0</text:p>
          </table:table-cell>
          <table:table-cell table:style-name="ce582" office:value-type="float" office:value="0" calcext:value-type="float">
            <text:p>0</text:p>
          </table:table-cell>
          <table:table-cell table:style-name="ce639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809" office:value-type="float" office:value="0" calcext:value-type="float">
            <text:p>0</text:p>
          </table:table-cell>
          <table:table-cell table:style-name="ce865" office:value-type="float" office:value="0" calcext:value-type="float">
            <text:p>0</text:p>
          </table:table-cell>
          <table:table-cell table:style-name="ce921" office:value-type="float" office:value="1" calcext:value-type="float">
            <text:p>1</text:p>
          </table:table-cell>
          <table:table-cell table:style-name="ce977" office:value-type="float" office:value="0" calcext:value-type="float">
            <text:p>0</text:p>
          </table:table-cell>
          <table:table-cell table:style-name="ce1033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257" office:value-type="float" office:value="0" calcext:value-type="float">
            <text:p>0</text:p>
          </table:table-cell>
          <table:table-cell table:style-name="ce1313" office:value-type="float" office:value="0" calcext:value-type="float">
            <text:p>0</text:p>
          </table:table-cell>
          <table:table-cell table:style-name="ce1369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2</text:p>
          </table:table-cell>
          <table:table-cell table:style-name="ce73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411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526" office:value-type="float" office:value="0" calcext:value-type="float">
            <text:p>0</text:p>
          </table:table-cell>
          <table:table-cell table:style-name="ce583" office:value-type="float" office:value="0" calcext:value-type="float">
            <text:p>0</text:p>
          </table:table-cell>
          <table:table-cell table:style-name="ce640" office:value-type="float" office:value="0" calcext:value-type="float">
            <text:p>0</text:p>
          </table:table-cell>
          <table:table-cell table:style-name="ce697" office:value-type="float" office:value="0" calcext:value-type="float">
            <text:p>0</text:p>
          </table:table-cell>
          <table:table-cell table:style-name="ce754" office:value-type="float" office:value="0" calcext:value-type="float">
            <text:p>0</text:p>
          </table:table-cell>
          <table:table-cell table:style-name="ce810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style-name="ce1090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02" office:value-type="float" office:value="0" calcext:value-type="float">
            <text:p>0</text:p>
          </table:table-cell>
          <table:table-cell table:style-name="ce1258" office:value-type="float" office:value="0" calcext:value-type="float">
            <text:p>0</text:p>
          </table:table-cell>
          <table:table-cell table:style-name="ce1314" office:value-type="float" office:value="0" calcext:value-type="float">
            <text:p>0</text:p>
          </table:table-cell>
          <table:table-cell table:style-name="ce1370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3</text:p>
          </table:table-cell>
          <table:table-cell table:style-name="ce7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55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style-name="ce584" office:value-type="float" office:value="0" calcext:value-type="float">
            <text:p>0</text:p>
          </table:table-cell>
          <table:table-cell table:style-name="ce641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style-name="ce811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923" office:value-type="float" office:value="0" calcext:value-type="float">
            <text:p>0</text:p>
          </table:table-cell>
          <table:table-cell table:style-name="ce979" office:value-type="float" office:value="1" calcext:value-type="float">
            <text:p>1</text:p>
          </table:table-cell>
          <table:table-cell table:style-name="ce1035" office:value-type="float" office:value="0" calcext:value-type="float">
            <text:p>0</text:p>
          </table:table-cell>
          <table:table-cell table:style-name="ce1091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3" office:value-type="float" office:value="0" calcext:value-type="float">
            <text:p>0</text:p>
          </table:table-cell>
          <table:table-cell table:style-name="ce1259" office:value-type="float" office:value="0" calcext:value-type="float">
            <text:p>0</text:p>
          </table:table-cell>
          <table:table-cell table:style-name="ce1315" office:value-type="float" office:value="0" calcext:value-type="float">
            <text:p>0</text:p>
          </table:table-cell>
          <table:table-cell table:style-name="ce137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4</text:p>
          </table:table-cell>
          <table:table-cell table:style-name="ce7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470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85" office:value-type="float" office:value="0" calcext:value-type="float">
            <text:p>0</text:p>
          </table:table-cell>
          <table:table-cell table:style-name="ce642" office:value-type="float" office:value="0" calcext:value-type="float">
            <text:p>0</text:p>
          </table:table-cell>
          <table:table-cell table:style-name="ce699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812" office:value-type="float" office:value="0" calcext:value-type="float">
            <text:p>0</text:p>
          </table:table-cell>
          <table:table-cell table:style-name="ce868" office:value-type="float" office:value="0" calcext:value-type="float">
            <text:p>0</text:p>
          </table:table-cell>
          <table:table-cell table:style-name="ce924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92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204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7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5</text:p>
          </table:table-cell>
          <table:table-cell table:style-name="ce76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43" office:value-type="float" office:value="0" calcext:value-type="float">
            <text:p>0</text:p>
          </table:table-cell>
          <table:table-cell table:style-name="ce700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7" office:value-type="float" office:value="1" calcext:value-type="float">
            <text:p>1</text:p>
          </table:table-cell>
          <table:table-cell table:style-name="ce1093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5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style-name="ce1317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6</text:p>
          </table:table-cell>
          <table:table-cell table:style-name="ce7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530" office:value-type="float" office:value="0" calcext:value-type="float">
            <text:p>0</text:p>
          </table:table-cell>
          <table:table-cell table:style-name="ce587" office:value-type="float" office:value="0" calcext:value-type="float">
            <text:p>0</text:p>
          </table:table-cell>
          <table:table-cell table:style-name="ce644" office:value-type="float" office:value="0" calcext:value-type="float">
            <text:p>0</text:p>
          </table:table-cell>
          <table:table-cell table:style-name="ce701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8" office:value-type="float" office:value="0" calcext:value-type="float">
            <text:p>0</text:p>
          </table:table-cell>
          <table:table-cell table:style-name="ce1094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06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318" office:value-type="float" office:value="0" calcext:value-type="float">
            <text:p>0</text:p>
          </table:table-cell>
          <table:table-cell table:style-name="ce1374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7</text:p>
          </table:table-cell>
          <table:table-cell table:style-name="ce78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59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531" office:value-type="float" office:value="0" calcext:value-type="float">
            <text:p>0</text:p>
          </table:table-cell>
          <table:table-cell table:style-name="ce588" office:value-type="float" office:value="0" calcext:value-type="float">
            <text:p>0</text:p>
          </table:table-cell>
          <table:table-cell table:style-name="ce645" office:value-type="float" office:value="0" calcext:value-type="float">
            <text:p>0</text:p>
          </table:table-cell>
          <table:table-cell table:style-name="ce70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815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style-name="ce1039" office:value-type="float" office:value="0" calcext:value-type="float">
            <text:p>0</text:p>
          </table:table-cell>
          <table:table-cell table:style-name="ce1095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07" office:value-type="float" office:value="1" calcext:value-type="float">
            <text:p>1</text:p>
          </table:table-cell>
          <table:table-cell table:style-name="ce1263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37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8</text:p>
          </table:table-cell>
          <table:table-cell table:style-name="ce79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360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474" office:value-type="float" office:value="0" calcext:value-type="float">
            <text:p>0</text:p>
          </table:table-cell>
          <table:table-cell table:style-name="ce532" office:value-type="float" office:value="0" calcext:value-type="float">
            <text:p>0</text:p>
          </table:table-cell>
          <table:table-cell table:style-name="ce589" office:value-type="float" office:value="0" calcext:value-type="float">
            <text:p>0</text:p>
          </table:table-cell>
          <table:table-cell table:style-name="ce646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760" office:value-type="float" office:value="0" calcext:value-type="float">
            <text:p>0</text:p>
          </table:table-cell>
          <table:table-cell table:style-name="ce816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0" office:value-type="float" office:value="0" calcext:value-type="float">
            <text:p>0</text:p>
          </table:table-cell>
          <table:table-cell table:style-name="ce1096" office:value-type="float" office:value="1" calcext:value-type="float">
            <text:p>1</text:p>
          </table:table-cell>
          <table:table-cell table:style-name="ce1152" office:value-type="float" office:value="0" calcext:value-type="float">
            <text:p>0</text:p>
          </table:table-cell>
          <table:table-cell table:style-name="ce1208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376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Digit 9</text:p>
          </table:table-cell>
          <table:table-cell table:style-name="ce8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61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75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90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704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817" office:value-type="float" office:value="0" calcext:value-type="float">
            <text:p>0</text:p>
          </table:table-cell>
          <table:table-cell table:style-name="ce873" office:value-type="float" office:value="1" calcext:value-type="float">
            <text:p>1</text:p>
          </table:table-cell>
          <table:table-cell table:style-name="ce929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1" office:value-type="float" office:value="0" calcext:value-type="float">
            <text:p>0</text:p>
          </table:table-cell>
          <table:table-cell table:style-name="ce1097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209" office:value-type="float" office:value="0" calcext:value-type="float">
            <text:p>0</text:p>
          </table:table-cell>
          <table:table-cell table:style-name="ce1265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ont table'.B2:'font table'.I4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5:'font table'.N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5:'font table'.L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5:'font table'.I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5:'font table'.H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5:'font table'.J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5:'font table'.M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5:'font table'.K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5:'font table'.G10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4:'font table'.B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4:'font table'.C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4:'font table'.D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4:'font table'.E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4:'font table'.F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4:'font table'.G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4:'font table'.H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4:'font table'.I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4:'font table'.J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4:'font table'.K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4:'font table'.L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4:'font table'.M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4:'font table'.N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4:'font table'.O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4:'font table'.P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4:'font table'.Q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4:'font table'.R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4:'font table'.S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4:'font table'.T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4:'font table'.U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4:'font table'.V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4:'font table'.W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4:'font table'.X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4:'font table'.Y5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5:'font table'.B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5:'font table'.C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5:'font table'.D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5:'font table'.E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5:'font table'.F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5:'font table'.G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5:'font table'.H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5:'font table'.I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5:'font table'.J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5:'font table'.K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5:'font table'.L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5:'font table'.M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5:'font table'.N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5:'font table'.O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5:'font table'.P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5:'font table'.Q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5:'font table'.R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5:'font table'.S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5:'font table'.T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5:'font table'.U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5:'font table'.V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5:'font table'.W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5:'font table'.X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5:'font table'.Y5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6:'font table'.B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6:'font table'.C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6:'font table'.D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6:'font table'.E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6:'font table'.F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6:'font table'.G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6:'font table'.H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6:'font table'.I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6:'font table'.J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6:'font table'.K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6:'font table'.L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6:'font table'.M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6:'font table'.N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6:'font table'.O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6:'font table'.P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6:'font table'.Q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6:'font table'.R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6:'font table'.S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6:'font table'.T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6:'font table'.U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6:'font table'.V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6:'font table'.W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6:'font table'.X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6:'font table'.Y5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7:'font table'.B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7:'font table'.C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7:'font table'.D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7:'font table'.E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7:'font table'.F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7:'font table'.G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7:'font table'.H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7:'font table'.I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7:'font table'.J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7:'font table'.K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7:'font table'.L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7:'font table'.M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7:'font table'.N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7:'font table'.O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7:'font table'.P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7:'font table'.Q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7:'font table'.R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7:'font table'.S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7:'font table'.T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7:'font table'.U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7:'font table'.V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7:'font table'.W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7:'font table'.X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7:'font table'.Y5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8:'font table'.B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8:'font table'.C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8:'font table'.D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8:'font table'.E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8:'font table'.F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8:'font table'.G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8:'font table'.H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8:'font table'.I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8:'font table'.J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8:'font table'.K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8:'font table'.L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8:'font table'.M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8:'font table'.N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8:'font table'.O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8:'font table'.P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8:'font table'.Q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8:'font table'.R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8:'font table'.S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8:'font table'.T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8:'font table'.U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8:'font table'.V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8:'font table'.W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8:'font table'.X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8:'font table'.Y5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9:'font table'.B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59:'font table'.C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59:'font table'.D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59:'font table'.E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59:'font table'.F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59:'font table'.G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59:'font table'.H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59:'font table'.I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59:'font table'.J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59:'font table'.K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59:'font table'.L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59:'font table'.M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59:'font table'.N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59:'font table'.O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59:'font table'.P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59:'font table'.Q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59:'font table'.R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59:'font table'.S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59:'font table'.T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59:'font table'.U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59:'font table'.V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59:'font table'.W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59:'font table'.X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59:'font table'.Y5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0:'font table'.B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0:'font table'.C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0:'font table'.D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0:'font table'.E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0:'font table'.F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0:'font table'.G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0:'font table'.H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0:'font table'.I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0:'font table'.J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0:'font table'.K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0:'font table'.L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0:'font table'.M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0:'font table'.N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0:'font table'.O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0:'font table'.P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0:'font table'.Q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0:'font table'.R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0:'font table'.S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0:'font table'.T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0:'font table'.U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0:'font table'.V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0:'font table'.W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0:'font table'.X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0:'font table'.Y6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1:'font table'.B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1:'font table'.C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1:'font table'.D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1:'font table'.E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1:'font table'.F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1:'font table'.G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1:'font table'.H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1:'font table'.I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1:'font table'.J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1:'font table'.K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1:'font table'.L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1:'font table'.M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1:'font table'.N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1:'font table'.O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1:'font table'.P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1:'font table'.Q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1:'font table'.R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1:'font table'.S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1:'font table'.T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1:'font table'.U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1:'font table'.V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1:'font table'.W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1:'font table'.X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1:'font table'.Y6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2:'font table'.B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2:'font table'.C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2:'font table'.D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2:'font table'.E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2:'font table'.F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2:'font table'.G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2:'font table'.H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2:'font table'.I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2:'font table'.J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2:'font table'.K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2:'font table'.L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2:'font table'.M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2:'font table'.N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2:'font table'.O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2:'font table'.P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2:'font table'.Q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2:'font table'.R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2:'font table'.S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2:'font table'.T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2:'font table'.U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2:'font table'.V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2:'font table'.W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2:'font table'.X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2:'font table'.Y6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3:'font table'.B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3:'font table'.C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3:'font table'.D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3:'font table'.E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3:'font table'.F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3:'font table'.G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3:'font table'.H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3:'font table'.I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3:'font table'.J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3:'font table'.K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3:'font table'.L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3:'font table'.M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3:'font table'.N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3:'font table'.O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3:'font table'.P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3:'font table'.Q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3:'font table'.R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3:'font table'.S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3:'font table'.T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3:'font table'.U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3:'font table'.V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3:'font table'.W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3:'font table'.X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3:'font table'.Y6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4:'font table'.B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4:'font table'.C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4:'font table'.D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4:'font table'.E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4:'font table'.F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4:'font table'.G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4:'font table'.H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4:'font table'.I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4:'font table'.J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4:'font table'.K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4:'font table'.L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4:'font table'.M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4:'font table'.N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4:'font table'.O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4:'font table'.P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4:'font table'.Q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4:'font table'.R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4:'font table'.S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4:'font table'.T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4:'font table'.U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4:'font table'.V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4:'font table'.W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4:'font table'.X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4:'font table'.Y6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5:'font table'.B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5:'font table'.C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5:'font table'.D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5:'font table'.E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5:'font table'.F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5:'font table'.G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5:'font table'.H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5:'font table'.I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5:'font table'.J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5:'font table'.K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5:'font table'.L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5:'font table'.M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5:'font table'.N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5:'font table'.O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5:'font table'.P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5:'font table'.Q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5:'font table'.R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5:'font table'.S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5:'font table'.T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5:'font table'.U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5:'font table'.V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5:'font table'.W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5:'font table'.X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5:'font table'.Y6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6:'font table'.B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6:'font table'.C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6:'font table'.D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6:'font table'.E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6:'font table'.F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6:'font table'.G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6:'font table'.H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6:'font table'.I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6:'font table'.J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6:'font table'.K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6:'font table'.L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6:'font table'.M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6:'font table'.N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6:'font table'.O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6:'font table'.P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6:'font table'.Q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6:'font table'.R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6:'font table'.S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6:'font table'.T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6:'font table'.U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6:'font table'.V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6:'font table'.W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6:'font table'.X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6:'font table'.Y6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7:'font table'.B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7:'font table'.C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7:'font table'.D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7:'font table'.E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7:'font table'.F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7:'font table'.G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7:'font table'.H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7:'font table'.I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7:'font table'.J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7:'font table'.K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7:'font table'.L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7:'font table'.M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7:'font table'.N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7:'font table'.O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7:'font table'.P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7:'font table'.Q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7:'font table'.R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7:'font table'.S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7:'font table'.T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7:'font table'.U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7:'font table'.V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7:'font table'.W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7:'font table'.X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7:'font table'.Y6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8:'font table'.B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8:'font table'.C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8:'font table'.D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8:'font table'.E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8:'font table'.F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8:'font table'.G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8:'font table'.H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8:'font table'.I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8:'font table'.J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8:'font table'.K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8:'font table'.L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8:'font table'.M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8:'font table'.N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8:'font table'.O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8:'font table'.P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8:'font table'.Q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8:'font table'.R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8:'font table'.S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8:'font table'.T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8:'font table'.U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8:'font table'.V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8:'font table'.W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8:'font table'.X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8:'font table'.Y6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69:'font table'.B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69:'font table'.C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69:'font table'.D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69:'font table'.E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69:'font table'.F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69:'font table'.G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69:'font table'.H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69:'font table'.I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69:'font table'.J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69:'font table'.K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69:'font table'.L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69:'font table'.M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69:'font table'.N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69:'font table'.O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69:'font table'.P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69:'font table'.Q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69:'font table'.R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69:'font table'.S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69:'font table'.T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69:'font table'.U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69:'font table'.V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69:'font table'.W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69:'font table'.X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69:'font table'.Y6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0:'font table'.B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0:'font table'.C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0:'font table'.D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0:'font table'.E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0:'font table'.F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0:'font table'.G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0:'font table'.H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0:'font table'.I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0:'font table'.J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0:'font table'.K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0:'font table'.L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0:'font table'.M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0:'font table'.N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0:'font table'.O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0:'font table'.P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0:'font table'.Q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0:'font table'.R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0:'font table'.S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0:'font table'.T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0:'font table'.U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0:'font table'.V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0:'font table'.W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0:'font table'.X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0:'font table'.Y7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1:'font table'.B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1:'font table'.C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1:'font table'.D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1:'font table'.E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1:'font table'.F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1:'font table'.G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1:'font table'.H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1:'font table'.I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1:'font table'.J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1:'font table'.K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1:'font table'.L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1:'font table'.M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1:'font table'.N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1:'font table'.O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1:'font table'.P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1:'font table'.Q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1:'font table'.R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1:'font table'.S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1:'font table'.T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1:'font table'.U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1:'font table'.V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1:'font table'.W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1:'font table'.X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1:'font table'.Y7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2:'font table'.B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2:'font table'.C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2:'font table'.D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2:'font table'.E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2:'font table'.F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2:'font table'.G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2:'font table'.H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2:'font table'.I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2:'font table'.J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2:'font table'.K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2:'font table'.L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2:'font table'.M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2:'font table'.N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2:'font table'.O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2:'font table'.P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2:'font table'.Q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2:'font table'.R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2:'font table'.S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2:'font table'.T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2:'font table'.U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2:'font table'.V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2:'font table'.W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2:'font table'.X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2:'font table'.Y7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3:'font table'.B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3:'font table'.C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3:'font table'.D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3:'font table'.E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3:'font table'.F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3:'font table'.G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3:'font table'.H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3:'font table'.I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3:'font table'.J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3:'font table'.K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3:'font table'.L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3:'font table'.M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3:'font table'.N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3:'font table'.O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3:'font table'.P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3:'font table'.Q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3:'font table'.R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3:'font table'.S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3:'font table'.T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3:'font table'.U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3:'font table'.V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3:'font table'.W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3:'font table'.X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3:'font table'.Y7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4:'font table'.B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4:'font table'.C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4:'font table'.D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4:'font table'.E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4:'font table'.F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4:'font table'.G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4:'font table'.H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4:'font table'.I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4:'font table'.J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4:'font table'.K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4:'font table'.L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4:'font table'.M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4:'font table'.N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4:'font table'.O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4:'font table'.P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4:'font table'.Q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4:'font table'.R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4:'font table'.S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4:'font table'.T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4:'font table'.U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4:'font table'.V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4:'font table'.W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4:'font table'.X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4:'font table'.Y7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5:'font table'.B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5:'font table'.C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5:'font table'.D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5:'font table'.E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5:'font table'.F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5:'font table'.G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5:'font table'.H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5:'font table'.I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5:'font table'.J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5:'font table'.K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5:'font table'.L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5:'font table'.M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5:'font table'.N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5:'font table'.O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5:'font table'.P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5:'font table'.Q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5:'font table'.R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5:'font table'.S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5:'font table'.T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5:'font table'.U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5:'font table'.V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5:'font table'.W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5:'font table'.X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5:'font table'.Y7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6:'font table'.B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6:'font table'.C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6:'font table'.D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6:'font table'.E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6:'font table'.F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6:'font table'.G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6:'font table'.H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6:'font table'.I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6:'font table'.J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6:'font table'.K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6:'font table'.L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6:'font table'.M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6:'font table'.N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6:'font table'.O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6:'font table'.P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6:'font table'.Q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6:'font table'.R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6:'font table'.S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6:'font table'.T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6:'font table'.U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6:'font table'.V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6:'font table'.W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6:'font table'.X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6:'font table'.Y7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7:'font table'.B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7:'font table'.C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7:'font table'.D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7:'font table'.E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7:'font table'.F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7:'font table'.G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7:'font table'.H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7:'font table'.I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7:'font table'.J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7:'font table'.K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7:'font table'.L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7:'font table'.M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7:'font table'.N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7:'font table'.O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7:'font table'.P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7:'font table'.Q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7:'font table'.R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7:'font table'.S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7:'font table'.T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7:'font table'.U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7:'font table'.V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7:'font table'.W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7:'font table'.X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7:'font table'.Y7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8:'font table'.B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8:'font table'.C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8:'font table'.D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8:'font table'.E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8:'font table'.F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8:'font table'.G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8:'font table'.H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8:'font table'.I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8:'font table'.J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8:'font table'.K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8:'font table'.L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8:'font table'.M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8:'font table'.N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8:'font table'.O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8:'font table'.P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8:'font table'.Q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8:'font table'.R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8:'font table'.S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8:'font table'.T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8:'font table'.U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8:'font table'.V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8:'font table'.W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8:'font table'.X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8:'font table'.Y7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79:'font table'.B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79:'font table'.C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79:'font table'.D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79:'font table'.E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79:'font table'.F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79:'font table'.G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79:'font table'.H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79:'font table'.I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79:'font table'.J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79:'font table'.K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79:'font table'.L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79:'font table'.M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79:'font table'.N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79:'font table'.O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79:'font table'.P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79:'font table'.Q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79:'font table'.R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79:'font table'.S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79:'font table'.T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79:'font table'.U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79:'font table'.V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79:'font table'.W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79:'font table'.X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79:'font table'.Y7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0:'font table'.B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0:'font table'.C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0:'font table'.D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0:'font table'.E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0:'font table'.F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0:'font table'.G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0:'font table'.H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0:'font table'.I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0:'font table'.J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0:'font table'.K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0:'font table'.L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0:'font table'.M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0:'font table'.N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0:'font table'.O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0:'font table'.P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0:'font table'.Q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0:'font table'.R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0:'font table'.S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0:'font table'.T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0:'font table'.U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0:'font table'.V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0:'font table'.W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0:'font table'.X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0:'font table'.Y8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1:'font table'.B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1:'font table'.C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1:'font table'.D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1:'font table'.E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1:'font table'.F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1:'font table'.G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1:'font table'.H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1:'font table'.I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1:'font table'.J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1:'font table'.K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1:'font table'.L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1:'font table'.M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1:'font table'.N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1:'font table'.O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1:'font table'.P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1:'font table'.Q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1:'font table'.R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1:'font table'.S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1:'font table'.T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1:'font table'.U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1:'font table'.V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1:'font table'.W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1:'font table'.X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1:'font table'.Y8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2:'font table'.B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2:'font table'.C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2:'font table'.D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2:'font table'.E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2:'font table'.F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2:'font table'.G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2:'font table'.H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2:'font table'.I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2:'font table'.J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2:'font table'.K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2:'font table'.L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2:'font table'.M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2:'font table'.N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2:'font table'.O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2:'font table'.P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2:'font table'.Q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2:'font table'.R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2:'font table'.S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2:'font table'.T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2:'font table'.U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2:'font table'.V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2:'font table'.W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2:'font table'.X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2:'font table'.Y8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3:'font table'.B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3:'font table'.C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3:'font table'.D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3:'font table'.E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3:'font table'.F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3:'font table'.G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3:'font table'.H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3:'font table'.I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3:'font table'.J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3:'font table'.K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3:'font table'.L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3:'font table'.M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3:'font table'.N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3:'font table'.O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3:'font table'.P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3:'font table'.Q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3:'font table'.R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3:'font table'.S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3:'font table'.T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3:'font table'.U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3:'font table'.V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3:'font table'.W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3:'font table'.X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3:'font table'.Y8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4:'font table'.B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4:'font table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4:'font table'.D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4:'font table'.E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4:'font table'.F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4:'font table'.G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4:'font table'.H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4:'font table'.I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4:'font table'.J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4:'font table'.K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4:'font table'.L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4:'font table'.M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4:'font table'.N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4:'font table'.O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4:'font table'.P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4:'font table'.Q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4:'font table'.R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4:'font table'.S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4:'font table'.T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4:'font table'.U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4:'font table'.V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4:'font table'.W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4:'font table'.X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4:'font table'.Y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5:'font table'.B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5:'font table'.C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5:'font table'.D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5:'font table'.E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5:'font table'.F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5:'font table'.G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5:'font table'.H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5:'font table'.I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5:'font table'.J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5:'font table'.K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5:'font table'.L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5:'font table'.M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5:'font table'.N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5:'font table'.O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5:'font table'.P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5:'font table'.Q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5:'font table'.R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5:'font table'.S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5:'font table'.T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5:'font table'.U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5:'font table'.V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5:'font table'.W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5:'font table'.X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5:'font table'.Y8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6:'font table'.B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6:'font table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6:'font table'.D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6:'font table'.E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6:'font table'.F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6:'font table'.G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6:'font table'.H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6:'font table'.I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6:'font table'.J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6:'font table'.K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6:'font table'.L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6:'font table'.M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6:'font table'.N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6:'font table'.O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6:'font table'.P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6:'font table'.Q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6:'font table'.R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6:'font table'.S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6:'font table'.T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6:'font table'.U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6:'font table'.V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6:'font table'.W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6:'font table'.X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6:'font table'.Y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7:'font table'.B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7:'font table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7:'font table'.D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7:'font table'.E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7:'font table'.F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7:'font table'.G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7:'font table'.H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7:'font table'.I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7:'font table'.J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7:'font table'.K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7:'font table'.L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7:'font table'.M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7:'font table'.N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7:'font table'.O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7:'font table'.P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7:'font table'.Q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7:'font table'.R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7:'font table'.S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7:'font table'.T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7:'font table'.U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7:'font table'.V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7:'font table'.W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7:'font table'.X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7:'font table'.Y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8:'font table'.B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8:'font table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8:'font table'.D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8:'font table'.E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8:'font table'.F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8:'font table'.G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8:'font table'.H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8:'font table'.I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8:'font table'.J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8:'font table'.K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8:'font table'.L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8:'font table'.M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8:'font table'.N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8:'font table'.O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8:'font table'.P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8:'font table'.Q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8:'font table'.R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8:'font table'.S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8:'font table'.T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8:'font table'.U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8:'font table'.V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8:'font table'.W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8:'font table'.X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8:'font table'.Y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89:'font table'.B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89:'font table'.C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89:'font table'.D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89:'font table'.E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89:'font table'.F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89:'font table'.G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89:'font table'.H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89:'font table'.I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89:'font table'.J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89:'font table'.K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89:'font table'.L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89:'font table'.M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89:'font table'.N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89:'font table'.O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89:'font table'.P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89:'font table'.Q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89:'font table'.R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89:'font table'.S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89:'font table'.T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89:'font table'.U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89:'font table'.V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89:'font table'.W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89:'font table'.X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89:'font table'.Y8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0:'font table'.B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0:'font table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0:'font table'.D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0:'font table'.E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0:'font table'.F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0:'font table'.G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0:'font table'.H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0:'font table'.I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0:'font table'.J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0:'font table'.K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0:'font table'.L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0:'font table'.M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0:'font table'.N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0:'font table'.O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0:'font table'.P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0:'font table'.Q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0:'font table'.R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0:'font table'.S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0:'font table'.T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0:'font table'.U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0:'font table'.V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0:'font table'.W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0:'font table'.X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0:'font table'.Y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1:'font table'.B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1:'font table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1:'font table'.D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1:'font table'.E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1:'font table'.F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1:'font table'.G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1:'font table'.H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1:'font table'.I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1:'font table'.J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1:'font table'.K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1:'font table'.L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1:'font table'.M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1:'font table'.N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1:'font table'.O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1:'font table'.P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1:'font table'.Q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1:'font table'.R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1:'font table'.S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1:'font table'.T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1:'font table'.U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1:'font table'.V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1:'font table'.W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1:'font table'.X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1:'font table'.Y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2:'font table'.B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2:'font table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2:'font table'.D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2:'font table'.E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2:'font table'.F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2:'font table'.G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2:'font table'.H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2:'font table'.I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2:'font table'.J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2:'font table'.K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2:'font table'.L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2:'font table'.M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2:'font table'.N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2:'font table'.O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2:'font table'.P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2:'font table'.Q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2:'font table'.R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2:'font table'.S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2:'font table'.T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2:'font table'.U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2:'font table'.V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2:'font table'.W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2:'font table'.X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2:'font table'.Y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3:'font table'.B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3:'font table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3:'font table'.D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3:'font table'.E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3:'font table'.F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3:'font table'.G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3:'font table'.H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3:'font table'.I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3:'font table'.J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3:'font table'.K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3:'font table'.L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3:'font table'.M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3:'font table'.N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3:'font table'.O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3:'font table'.P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3:'font table'.Q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3:'font table'.R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3:'font table'.S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3:'font table'.T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3:'font table'.U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3:'font table'.V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3:'font table'.W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3:'font table'.X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3:'font table'.Y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4:'font table'.B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4:'font table'.C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4:'font table'.D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4:'font table'.E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4:'font table'.F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4:'font table'.G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4:'font table'.H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4:'font table'.I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4:'font table'.J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4:'font table'.K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4:'font table'.L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4:'font table'.M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4:'font table'.N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4:'font table'.O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4:'font table'.P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4:'font table'.Q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4:'font table'.R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4:'font table'.S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4:'font table'.T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4:'font table'.U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4:'font table'.V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4:'font table'.W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4:'font table'.X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4:'font table'.Y9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5:'font table'.B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5:'font table'.C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5:'font table'.D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5:'font table'.E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5:'font table'.F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5:'font table'.G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5:'font table'.H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5:'font table'.I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5:'font table'.J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5:'font table'.K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5:'font table'.L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5:'font table'.M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5:'font table'.N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5:'font table'.O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5:'font table'.P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5:'font table'.Q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5:'font table'.R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5:'font table'.S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5:'font table'.T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5:'font table'.U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5:'font table'.V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5:'font table'.W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5:'font table'.X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5:'font table'.Y9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6:'font table'.B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6:'font table'.C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6:'font table'.D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6:'font table'.E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6:'font table'.F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6:'font table'.G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6:'font table'.H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6:'font table'.I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6:'font table'.J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6:'font table'.K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6:'font table'.L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6:'font table'.M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6:'font table'.N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6:'font table'.O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6:'font table'.P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6:'font table'.Q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6:'font table'.R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6:'font table'.S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6:'font table'.T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6:'font table'.U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6:'font table'.V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6:'font table'.W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6:'font table'.X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6:'font table'.Y9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7:'font table'.B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7:'font table'.C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7:'font table'.D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7:'font table'.E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7:'font table'.F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7:'font table'.G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7:'font table'.H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7:'font table'.I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7:'font table'.J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7:'font table'.K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7:'font table'.L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7:'font table'.M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7:'font table'.N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7:'font table'.O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7:'font table'.P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7:'font table'.Q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7:'font table'.R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7:'font table'.S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7:'font table'.T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7:'font table'.U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7:'font table'.V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7:'font table'.W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7:'font table'.X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7:'font table'.Y9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8:'font table'.B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8:'font table'.C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8:'font table'.D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8:'font table'.E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8:'font table'.F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8:'font table'.G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8:'font table'.H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8:'font table'.I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8:'font table'.J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8:'font table'.K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8:'font table'.L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8:'font table'.M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8:'font table'.N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8:'font table'.O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8:'font table'.P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8:'font table'.Q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8:'font table'.R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8:'font table'.S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8:'font table'.T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8:'font table'.U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8:'font table'.V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8:'font table'.W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8:'font table'.X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8:'font table'.Y9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99:'font table'.B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99:'font table'.C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99:'font table'.D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99:'font table'.E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99:'font table'.F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99:'font table'.G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99:'font table'.H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99:'font table'.I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99:'font table'.J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99:'font table'.K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99:'font table'.L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99:'font table'.M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99:'font table'.N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99:'font table'.O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99:'font table'.P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99:'font table'.Q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99:'font table'.R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99:'font table'.S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99:'font table'.T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99:'font table'.U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99:'font table'.V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99:'font table'.W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99:'font table'.X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99:'font table'.Y9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1:'font table'.B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1:'font table'.C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1:'font table'.D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1:'font table'.E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1:'font table'.F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1:'font table'.G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1:'font table'.H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1:'font table'.I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1:'font table'.J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1:'font table'.K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1:'font table'.L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1:'font table'.M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1:'font table'.N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1:'font table'.O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1:'font table'.P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1:'font table'.Q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1:'font table'.R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1:'font table'.S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1:'font table'.T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1:'font table'.U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1:'font table'.V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1:'font table'.W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1:'font table'.X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1:'font table'.Y10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3:'font table'.B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3:'font table'.C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3:'font table'.D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3:'font table'.E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3:'font table'.F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3:'font table'.G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3:'font table'.H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3:'font table'.I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3:'font table'.J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3:'font table'.K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3:'font table'.L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3:'font table'.M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3:'font table'.N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3:'font table'.O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3:'font table'.P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3:'font table'.Q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3:'font table'.R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3:'font table'.S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3:'font table'.T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3:'font table'.U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3:'font table'.V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3:'font table'.W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3:'font table'.X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3:'font table'.Y10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4:'font table'.B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4:'font table'.C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4:'font table'.D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4:'font table'.E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4:'font table'.F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4:'font table'.G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4:'font table'.H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4:'font table'.I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4:'font table'.J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4:'font table'.K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4:'font table'.L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4:'font table'.M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4:'font table'.N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4:'font table'.O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4:'font table'.P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4:'font table'.Q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4:'font table'.R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4:'font table'.S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4:'font table'.T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4:'font table'.U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4:'font table'.V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4:'font table'.W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4:'font table'.X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4:'font table'.Y10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5:'font table'.B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5:'font table'.C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5:'font table'.D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5:'font table'.E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5:'font table'.F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5:'font table'.G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5:'font table'.H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5:'font table'.I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5:'font table'.J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5:'font table'.K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5:'font table'.L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5:'font table'.M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5:'font table'.N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5:'font table'.O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5:'font table'.P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5:'font table'.Q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5:'font table'.R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5:'font table'.S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5:'font table'.T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5:'font table'.U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5:'font table'.V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5:'font table'.W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5:'font table'.X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5:'font table'.Y105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6:'font table'.B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6:'font table'.C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6:'font table'.D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6:'font table'.E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6:'font table'.F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6:'font table'.G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6:'font table'.H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6:'font table'.I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6:'font table'.J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6:'font table'.K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6:'font table'.L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6:'font table'.M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6:'font table'.N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6:'font table'.O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6:'font table'.P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6:'font table'.Q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6:'font table'.R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6:'font table'.S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6:'font table'.T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6:'font table'.U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6:'font table'.V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6:'font table'.W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6:'font table'.X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6:'font table'.Y10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7:'font table'.B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7:'font table'.C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7:'font table'.D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7:'font table'.E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7:'font table'.F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7:'font table'.G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7:'font table'.H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7:'font table'.I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7:'font table'.J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7:'font table'.K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7:'font table'.L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7:'font table'.M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7:'font table'.N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7:'font table'.O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7:'font table'.P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7:'font table'.Q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7:'font table'.R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7:'font table'.S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7:'font table'.T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7:'font table'.U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7:'font table'.V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7:'font table'.W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7:'font table'.X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7:'font table'.Y10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8:'font table'.B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8:'font table'.C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8:'font table'.D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8:'font table'.E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8:'font table'.F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8:'font table'.G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8:'font table'.H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8:'font table'.I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8:'font table'.J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8:'font table'.K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8:'font table'.L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8:'font table'.M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8:'font table'.N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8:'font table'.O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8:'font table'.P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8:'font table'.Q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8:'font table'.R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8:'font table'.S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8:'font table'.T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8:'font table'.U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8:'font table'.V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8:'font table'.W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8:'font table'.X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8:'font table'.Y10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09:'font table'.B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09:'font table'.C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09:'font table'.D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09:'font table'.E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09:'font table'.F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09:'font table'.G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09:'font table'.H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09:'font table'.I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09:'font table'.J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09:'font table'.K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09:'font table'.L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09:'font table'.M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09:'font table'.N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09:'font table'.O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09:'font table'.P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09:'font table'.Q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09:'font table'.R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09:'font table'.S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09:'font table'.T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09:'font table'.U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09:'font table'.V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09:'font table'.W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09:'font table'.X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09:'font table'.Y109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10:'font table'.B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10:'font table'.C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10:'font table'.D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10:'font table'.E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10:'font table'.F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10:'font table'.G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10:'font table'.H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10:'font table'.I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10:'font table'.J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10:'font table'.K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10:'font table'.L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10:'font table'.M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10:'font table'.N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10:'font table'.O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10:'font table'.P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10:'font table'.Q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10:'font table'.R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10:'font table'.S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10:'font table'.T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10:'font table'.U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10:'font table'.V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10:'font table'.W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10:'font table'.X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10:'font table'.Y11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111:'font table'.B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C111:'font table'.C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D111:'font table'.D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E111:'font table'.E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F111:'font table'.F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G111:'font table'.G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H111:'font table'.H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I111:'font table'.I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J111:'font table'.J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K111:'font table'.K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L111:'font table'.L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M111:'font table'.M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N111:'font table'.N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O111:'font table'.O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P111:'font table'.P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Q111:'font table'.Q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R111:'font table'.R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S111:'font table'.S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T111:'font table'.T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U111:'font table'.U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V111:'font table'.V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W111:'font table'.W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X111:'font table'.X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Y111:'font table'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  <calcext:conditional-format calcext:target-range-address="'font table'.B54:'font table'.Y11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table table:name="boost convert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734"/>
        <table:table-column table:style-name="co12" table:default-cell-style-name="ce2734"/>
        <table:table-column table:style-name="co13" table:default-cell-style-name="ce20"/>
        <table:table-column table:style-name="co14" table:default-cell-style-name="ce20"/>
        <table:table-column table:style-name="co15" table:default-cell-style-name="ce2736"/>
        <table:table-row table:style-name="ro1">
          <table:table-cell table:style-name="ce2733" office:value-type="string" calcext:value-type="string">
            <text:p>v_in</text:p>
          </table:table-cell>
          <table:table-cell table:style-name="ce2733" office:value-type="string" calcext:value-type="string">
            <text:p>v_out</text:p>
          </table:table-cell>
          <table:table-cell table:style-name="ce2733" office:value-type="string" calcext:value-type="string">
            <text:p>eta</text:p>
          </table:table-cell>
          <table:table-cell table:style-name="ce2733" office:value-type="string" calcext:value-type="string">
            <text:p>duty</text:p>
          </table:table-cell>
          <table:table-cell table:style-name="ce2733" office:value-type="string" calcext:value-type="string">
            <text:p>duty_inv</text:p>
          </table:table-cell>
          <table:table-cell table:style-name="ce2733" office:value-type="string" calcext:value-type="string">
            <text:p>duty_255</text:p>
          </table:table-cell>
          <table:table-cell table:style-name="ce2733" office:value-type="string" calcext:value-type="string">
            <text:p>duty_255_inv</text:p>
          </table:table-cell>
          <table:table-cell table:style-name="ce2733" office:value-type="string" calcext:value-type="string">
            <text:p>v_measured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1-([.A2]*[.C2]/[.B2])" office:value-type="percentage" office:value="0.2" calcext:value-type="percentage">
            <text:p>20.00%</text:p>
          </table:table-cell>
          <table:table-cell table:formula="of:=1-[.D2]" office:value-type="percentage" office:value="0.8" calcext:value-type="percentage">
            <text:p>80.00%</text:p>
          </table:table-cell>
          <table:table-cell table:formula="of:=255*[.D2]" office:value-type="float" office:value="51" calcext:value-type="float">
            <text:p>51</text:p>
          </table:table-cell>
          <table:table-cell table:formula="of:=255*[.E2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formula="of:=1-([.A3]*[.C3]/[.B3])" office:value-type="percentage" office:value="0.28" calcext:value-type="percentage">
            <text:p>28.00%</text:p>
          </table:table-cell>
          <table:table-cell table:formula="of:=1-[.D3]" office:value-type="percentage" office:value="0.72" calcext:value-type="percentage">
            <text:p>72.00%</text:p>
          </table:table-cell>
          <table:table-cell table:formula="of:=255*[.D3]" office:value-type="float" office:value="71.4" calcext:value-type="float">
            <text:p>71</text:p>
          </table:table-cell>
          <table:table-cell table:formula="of:=255*[.E3]" office:value-type="float" office:value="183.6" calcext:value-type="float">
            <text:p>1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formula="of:=1-([.A4]*[.C4]/[.B4])" office:value-type="percentage" office:value="0.345454545454545" calcext:value-type="percentage">
            <text:p>34.55%</text:p>
          </table:table-cell>
          <table:table-cell table:formula="of:=1-[.D4]" office:value-type="percentage" office:value="0.654545454545455" calcext:value-type="percentage">
            <text:p>65.45%</text:p>
          </table:table-cell>
          <table:table-cell table:formula="of:=255*[.D4]" office:value-type="float" office:value="88.0909090909091" calcext:value-type="float">
            <text:p>88</text:p>
          </table:table-cell>
          <table:table-cell table:formula="of:=255*[.E4]" office:value-type="float" office:value="166.909090909091" calcext:value-type="float">
            <text:p>1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formula="of:=1-([.A5]*[.C5]/[.B5])" office:value-type="percentage" office:value="0.4" calcext:value-type="percentage">
            <text:p>40.00%</text:p>
          </table:table-cell>
          <table:table-cell table:formula="of:=1-[.D5]" office:value-type="percentage" office:value="0.6" calcext:value-type="percentage">
            <text:p>60.00%</text:p>
          </table:table-cell>
          <table:table-cell table:formula="of:=255*[.D5]" office:value-type="float" office:value="102" calcext:value-type="float">
            <text:p>102</text:p>
          </table:table-cell>
          <table:table-cell table:formula="of:=255*[.E5]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table:formula="of:=1-([.A6]*[.C6]/[.B6])" office:value-type="percentage" office:value="0.446153846153846" calcext:value-type="percentage">
            <text:p>44.62%</text:p>
          </table:table-cell>
          <table:table-cell table:formula="of:=1-[.D6]" office:value-type="percentage" office:value="0.553846153846154" calcext:value-type="percentage">
            <text:p>55.38%</text:p>
          </table:table-cell>
          <table:table-cell table:formula="of:=255*[.D6]" office:value-type="float" office:value="113.769230769231" calcext:value-type="float">
            <text:p>114</text:p>
          </table:table-cell>
          <table:table-cell table:formula="of:=255*[.E6]" office:value-type="float" office:value="141.230769230769" calcext:value-type="float">
            <text:p>1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1-([.A7]*[.C7]/[.B7])" office:value-type="percentage" office:value="0.485714285714286" calcext:value-type="percentage">
            <text:p>48.57%</text:p>
          </table:table-cell>
          <table:table-cell table:formula="of:=1-[.D7]" office:value-type="percentage" office:value="0.514285714285714" calcext:value-type="percentage">
            <text:p>51.43%</text:p>
          </table:table-cell>
          <table:table-cell table:formula="of:=255*[.D7]" office:value-type="float" office:value="123.857142857143" calcext:value-type="float">
            <text:p>124</text:p>
          </table:table-cell>
          <table:table-cell table:formula="of:=255*[.E7]" office:value-type="float" office:value="131.142857142857" calcext:value-type="float">
            <text:p>1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1-([.A8]*[.C8]/[.B8])" office:value-type="percentage" office:value="0.52" calcext:value-type="percentage">
            <text:p>52.00%</text:p>
          </table:table-cell>
          <table:table-cell table:formula="of:=1-[.D8]" office:value-type="percentage" office:value="0.48" calcext:value-type="percentage">
            <text:p>48.00%</text:p>
          </table:table-cell>
          <table:table-cell table:formula="of:=255*[.D8]" office:value-type="float" office:value="132.6" calcext:value-type="float">
            <text:p>133</text:p>
          </table:table-cell>
          <table:table-cell table:formula="of:=255*[.E8]" office:value-type="float" office:value="122.4" calcext:value-type="float">
            <text:p>1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table:formula="of:=1-([.A9]*[.C9]/[.B9])" office:value-type="percentage" office:value="0.55" calcext:value-type="percentage">
            <text:p>55.00%</text:p>
          </table:table-cell>
          <table:table-cell table:formula="of:=1-[.D9]" office:value-type="percentage" office:value="0.45" calcext:value-type="percentage">
            <text:p>45.00%</text:p>
          </table:table-cell>
          <table:table-cell table:formula="of:=255*[.D9]" office:value-type="float" office:value="140.25" calcext:value-type="float">
            <text:p>140</text:p>
          </table:table-cell>
          <table:table-cell table:formula="of:=255*[.E9]" office:value-type="float" office:value="114.75" calcext:value-type="float">
            <text:p>115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table:formula="of:=1-([.A10]*[.C10]/[.B10])" office:value-type="percentage" office:value="0.576470588235294" calcext:value-type="percentage">
            <text:p>57.65%</text:p>
          </table:table-cell>
          <table:table-cell table:formula="of:=1-[.D10]" office:value-type="percentage" office:value="0.423529411764706" calcext:value-type="percentage">
            <text:p>42.35%</text:p>
          </table:table-cell>
          <table:table-cell table:formula="of:=255*[.D10]" office:value-type="float" office:value="147" calcext:value-type="float">
            <text:p>147</text:p>
          </table:table-cell>
          <table:table-cell table:formula="of:=255*[.E10]" office:value-type="float" office:value="108" calcext:value-type="float">
            <text:p>108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formula="of:=1-([.A11]*[.C11]/[.B11])" office:value-type="percentage" office:value="0.6" calcext:value-type="percentage">
            <text:p>60.00%</text:p>
          </table:table-cell>
          <table:table-cell table:formula="of:=1-[.D11]" office:value-type="percentage" office:value="0.4" calcext:value-type="percentage">
            <text:p>40.00%</text:p>
          </table:table-cell>
          <table:table-cell table:formula="of:=255*[.D11]" office:value-type="float" office:value="153" calcext:value-type="float">
            <text:p>153</text:p>
          </table:table-cell>
          <table:table-cell table:formula="of:=255*[.E11]" office:value-type="float" office:value="102" calcext:value-type="float">
            <text:p>10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table:formula="of:=1-([.A12]*[.C12]/[.B12])" office:value-type="percentage" office:value="0.621052631578947" calcext:value-type="percentage">
            <text:p>62.11%</text:p>
          </table:table-cell>
          <table:table-cell table:formula="of:=1-[.D12]" office:value-type="percentage" office:value="0.378947368421053" calcext:value-type="percentage">
            <text:p>37.89%</text:p>
          </table:table-cell>
          <table:table-cell table:formula="of:=255*[.D12]" office:value-type="float" office:value="158.368421052632" calcext:value-type="float">
            <text:p>158</text:p>
          </table:table-cell>
          <table:table-cell table:formula="of:=255*[.E12]" office:value-type="float" office:value="96.6315789473684" calcext:value-type="float">
            <text:p>97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table:formula="of:=1-([.A13]*[.C13]/[.B13])" office:value-type="percentage" office:value="0.64" calcext:value-type="percentage">
            <text:p>64.00%</text:p>
          </table:table-cell>
          <table:table-cell table:formula="of:=1-[.D13]" office:value-type="percentage" office:value="0.36" calcext:value-type="percentage">
            <text:p>36.00%</text:p>
          </table:table-cell>
          <table:table-cell table:formula="of:=255*[.D13]" office:value-type="float" office:value="163.2" calcext:value-type="float">
            <text:p>163</text:p>
          </table:table-cell>
          <table:table-cell table:formula="of:=255*[.E13]" office:value-type="float" office:value="91.8" calcext:value-type="float">
            <text:p>92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table:formula="of:=1-([.A14]*[.C14]/[.B14])" office:value-type="percentage" office:value="0.657142857142857" calcext:value-type="percentage">
            <text:p>65.71%</text:p>
          </table:table-cell>
          <table:table-cell table:formula="of:=1-[.D14]" office:value-type="percentage" office:value="0.342857142857143" calcext:value-type="percentage">
            <text:p>34.29%</text:p>
          </table:table-cell>
          <table:table-cell table:formula="of:=255*[.D14]" office:value-type="float" office:value="167.571428571429" calcext:value-type="float">
            <text:p>168</text:p>
          </table:table-cell>
          <table:table-cell table:formula="of:=255*[.E14]" office:value-type="float" office:value="87.4285714285714" calcext:value-type="float">
            <text:p>87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table:formula="of:=1-([.A15]*[.C15]/[.B15])" office:value-type="percentage" office:value="0.672727272727273" calcext:value-type="percentage">
            <text:p>67.27%</text:p>
          </table:table-cell>
          <table:table-cell table:formula="of:=1-[.D15]" office:value-type="percentage" office:value="0.327272727272727" calcext:value-type="percentage">
            <text:p>32.73%</text:p>
          </table:table-cell>
          <table:table-cell table:formula="of:=255*[.D15]" office:value-type="float" office:value="171.545454545455" calcext:value-type="float">
            <text:p>172</text:p>
          </table:table-cell>
          <table:table-cell table:formula="of:=255*[.E15]" office:value-type="float" office:value="83.4545454545455" calcext:value-type="float">
            <text:p>8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table:formula="of:=1-([.A16]*[.C16]/[.B16])" office:value-type="percentage" office:value="0.68695652173913" calcext:value-type="percentage">
            <text:p>68.70%</text:p>
          </table:table-cell>
          <table:table-cell table:formula="of:=1-[.D16]" office:value-type="percentage" office:value="0.31304347826087" calcext:value-type="percentage">
            <text:p>31.30%</text:p>
          </table:table-cell>
          <table:table-cell table:formula="of:=255*[.D16]" office:value-type="float" office:value="175.173913043478" calcext:value-type="float">
            <text:p>175</text:p>
          </table:table-cell>
          <table:table-cell table:formula="of:=255*[.E16]" office:value-type="float" office:value="79.8260869565217" calcext:value-type="float">
            <text:p>80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table:formula="of:=1-([.A17]*[.C17]/[.B17])" office:value-type="percentage" office:value="0.7" calcext:value-type="percentage">
            <text:p>70.00%</text:p>
          </table:table-cell>
          <table:table-cell table:formula="of:=1-[.D17]" office:value-type="percentage" office:value="0.3" calcext:value-type="percentage">
            <text:p>30.00%</text:p>
          </table:table-cell>
          <table:table-cell table:formula="of:=255*[.D17]" office:value-type="float" office:value="178.5" calcext:value-type="float">
            <text:p>179</text:p>
          </table:table-cell>
          <table:table-cell table:formula="of:=255*[.E17]" office:value-type="float" office:value="76.5" calcext:value-type="float">
            <text:p>77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formula="of:=1-([.A18]*[.C18]/[.B18])" office:value-type="percentage" office:value="0.712" calcext:value-type="percentage">
            <text:p>71.20%</text:p>
          </table:table-cell>
          <table:table-cell table:formula="of:=1-[.D18]" office:value-type="percentage" office:value="0.288" calcext:value-type="percentage">
            <text:p>28.80%</text:p>
          </table:table-cell>
          <table:table-cell table:formula="of:=255*[.D18]" office:value-type="float" office:value="181.56" calcext:value-type="float">
            <text:p>182</text:p>
          </table:table-cell>
          <table:table-cell table:formula="of:=255*[.E18]" office:value-type="float" office:value="73.44" calcext:value-type="float">
            <text:p>73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table:formula="of:=1-([.A19]*[.C19]/[.B19])" office:value-type="percentage" office:value="0.723076923076923" calcext:value-type="percentage">
            <text:p>72.31%</text:p>
          </table:table-cell>
          <table:table-cell table:formula="of:=1-[.D19]" office:value-type="percentage" office:value="0.276923076923077" calcext:value-type="percentage">
            <text:p>27.69%</text:p>
          </table:table-cell>
          <table:table-cell table:formula="of:=255*[.D19]" office:value-type="float" office:value="184.384615384615" calcext:value-type="float">
            <text:p>184</text:p>
          </table:table-cell>
          <table:table-cell table:formula="of:=255*[.E19]" office:value-type="float" office:value="70.6153846153846" calcext:value-type="float">
            <text:p>7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table:formula="of:=1-([.A20]*[.C20]/[.B20])" office:value-type="percentage" office:value="0.733333333333333" calcext:value-type="percentage">
            <text:p>73.33%</text:p>
          </table:table-cell>
          <table:table-cell table:formula="of:=1-[.D20]" office:value-type="percentage" office:value="0.266666666666667" calcext:value-type="percentage">
            <text:p>26.67%</text:p>
          </table:table-cell>
          <table:table-cell table:formula="of:=255*[.D20]" office:value-type="float" office:value="187" calcext:value-type="float">
            <text:p>187</text:p>
          </table:table-cell>
          <table:table-cell table:formula="of:=255*[.E20]" office:value-type="float" office:value="68" calcext:value-type="float">
            <text:p>68</text:p>
          </table:table-cell>
          <table:table-cell office:value-type="float" office:value="23" calcext:value-type="float">
            <text:p>23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formula="of:=1-([.A21]*[.C21]/[.B21])" office:value-type="percentage" office:value="0.742857142857143" calcext:value-type="percentage">
            <text:p>74.29%</text:p>
          </table:table-cell>
          <table:table-cell table:formula="of:=1-[.D21]" office:value-type="percentage" office:value="0.257142857142857" calcext:value-type="percentage">
            <text:p>25.71%</text:p>
          </table:table-cell>
          <table:table-cell table:formula="of:=255*[.D21]" office:value-type="float" office:value="189.428571428571" calcext:value-type="float">
            <text:p>189</text:p>
          </table:table-cell>
          <table:table-cell table:formula="of:=255*[.E21]" office:value-type="float" office:value="65.5714285714286" calcext:value-type="float">
            <text:p>66</text:p>
          </table:table-cell>
          <table:table-cell office:value-type="float" office:value="23" calcext:value-type="float">
            <text:p>23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.8</text:p>
          </table:table-cell>
          <table:table-cell table:formula="of:=1-([.A22]*[.C22]/[.B22])" office:value-type="percentage" office:value="0.751724137931034" calcext:value-type="percentage">
            <text:p>75.17%</text:p>
          </table:table-cell>
          <table:table-cell table:formula="of:=1-[.D22]" office:value-type="percentage" office:value="0.248275862068966" calcext:value-type="percentage">
            <text:p>24.83%</text:p>
          </table:table-cell>
          <table:table-cell table:formula="of:=255*[.D22]" office:value-type="float" office:value="191.689655172414" calcext:value-type="float">
            <text:p>192</text:p>
          </table:table-cell>
          <table:table-cell table:formula="of:=255*[.E22]" office:value-type="float" office:value="63.3103448275862" calcext:value-type="float">
            <text:p>63</text:p>
          </table:table-cell>
          <table:table-cell office:value-type="float" office:value="23" calcext:value-type="float">
            <text:p>23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table:formula="of:=1-([.A23]*[.C23]/[.B23])" office:value-type="percentage" office:value="0.76" calcext:value-type="percentage">
            <text:p>76.00%</text:p>
          </table:table-cell>
          <table:table-cell table:formula="of:=1-[.D23]" office:value-type="percentage" office:value="0.24" calcext:value-type="percentage">
            <text:p>24.00%</text:p>
          </table:table-cell>
          <table:table-cell table:formula="of:=255*[.D23]" office:value-type="float" office:value="193.8" calcext:value-type="float">
            <text:p>194</text:p>
          </table:table-cell>
          <table:table-cell table:formula="of:=255*[.E23]" office:value-type="float" office:value="61.2" calcext:value-type="float">
            <text:p>61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formula="of:=1-([.A24]*[.C24]/[.B24])" office:value-type="percentage" office:value="0.767741935483871" calcext:value-type="percentage">
            <text:p>76.77%</text:p>
          </table:table-cell>
          <table:table-cell table:formula="of:=1-[.D24]" office:value-type="percentage" office:value="0.232258064516129" calcext:value-type="percentage">
            <text:p>23.23%</text:p>
          </table:table-cell>
          <table:table-cell table:formula="of:=255*[.D24]" office:value-type="float" office:value="195.774193548387" calcext:value-type="float">
            <text:p>196</text:p>
          </table:table-cell>
          <table:table-cell table:formula="of:=255*[.E24]" office:value-type="float" office:value="59.2258064516129" calcext:value-type="float">
            <text:p>5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table:formula="of:=1-([.A25]*[.C25]/[.B25])" office:value-type="percentage" office:value="0.775" calcext:value-type="percentage">
            <text:p>77.50%</text:p>
          </table:table-cell>
          <table:table-cell table:formula="of:=1-[.D25]" office:value-type="percentage" office:value="0.225" calcext:value-type="percentage">
            <text:p>22.50%</text:p>
          </table:table-cell>
          <table:table-cell table:formula="of:=255*[.D25]" office:value-type="float" office:value="197.625" calcext:value-type="float">
            <text:p>198</text:p>
          </table:table-cell>
          <table:table-cell table:formula="of:=255*[.E25]" office:value-type="float" office:value="57.375" calcext:value-type="float">
            <text:p>57</text:p>
          </table:table-cell>
          <table:table-cell office:value-type="float" office:value="23" calcext:value-type="float">
            <text:p>23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formula="of:=1-([.A26]*[.C26]/[.B26])" office:value-type="percentage" office:value="0.781818181818182" calcext:value-type="percentage">
            <text:p>78.18%</text:p>
          </table:table-cell>
          <table:table-cell table:formula="of:=1-[.D26]" office:value-type="percentage" office:value="0.218181818181818" calcext:value-type="percentage">
            <text:p>21.82%</text:p>
          </table:table-cell>
          <table:table-cell table:formula="of:=255*[.D26]" office:value-type="float" office:value="199.363636363636" calcext:value-type="float">
            <text:p>199</text:p>
          </table:table-cell>
          <table:table-cell table:formula="of:=255*[.E26]" office:value-type="float" office:value="55.6363636363637" calcext:value-type="float">
            <text:p>56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table:formula="of:=1-([.A27]*[.C27]/[.B27])" office:value-type="percentage" office:value="0.788235294117647" calcext:value-type="percentage">
            <text:p>78.82%</text:p>
          </table:table-cell>
          <table:table-cell table:formula="of:=1-[.D27]" office:value-type="percentage" office:value="0.211764705882353" calcext:value-type="percentage">
            <text:p>21.18%</text:p>
          </table:table-cell>
          <table:table-cell table:formula="of:=255*[.D27]" office:value-type="float" office:value="201" calcext:value-type="float">
            <text:p>201</text:p>
          </table:table-cell>
          <table:table-cell table:formula="of:=255*[.E27]" office:value-type="float" office:value="54" calcext:value-type="float">
            <text:p>5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table:formula="of:=1-([.A28]*[.C28]/[.B28])" office:value-type="percentage" office:value="0.794285714285714" calcext:value-type="percentage">
            <text:p>79.43%</text:p>
          </table:table-cell>
          <table:table-cell table:formula="of:=1-[.D28]" office:value-type="percentage" office:value="0.205714285714286" calcext:value-type="percentage">
            <text:p>20.57%</text:p>
          </table:table-cell>
          <table:table-cell table:formula="of:=255*[.D28]" office:value-type="float" office:value="202.542857142857" calcext:value-type="float">
            <text:p>203</text:p>
          </table:table-cell>
          <table:table-cell table:formula="of:=255*[.E28]" office:value-type="float" office:value="52.4571428571429" calcext:value-type="float">
            <text:p>5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formula="of:=1-([.A29]*[.C29]/[.B29])" office:value-type="percentage" office:value="0.8" calcext:value-type="percentage">
            <text:p>80.00%</text:p>
          </table:table-cell>
          <table:table-cell table:formula="of:=1-[.D29]" office:value-type="percentage" office:value="0.2" calcext:value-type="percentage">
            <text:p>20.00%</text:p>
          </table:table-cell>
          <table:table-cell table:formula="of:=255*[.D29]" office:value-type="float" office:value="204" calcext:value-type="float">
            <text:p>204</text:p>
          </table:table-cell>
          <table:table-cell table:formula="of:=255*[.E29]" office:value-type="float" office:value="51" calcext:value-type="float">
            <text:p>51</text:p>
          </table:table-cell>
          <table:table-cell table:style-name="Default"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table:formula="of:=1-([.A30]*[.C30]/[.B30])" office:value-type="percentage" office:value="0.805405405405405" calcext:value-type="percentage">
            <text:p>80.54%</text:p>
          </table:table-cell>
          <table:table-cell table:formula="of:=1-[.D30]" office:value-type="percentage" office:value="0.194594594594595" calcext:value-type="percentage">
            <text:p>19.46%</text:p>
          </table:table-cell>
          <table:table-cell table:formula="of:=255*[.D30]" office:value-type="float" office:value="205.378378378378" calcext:value-type="float">
            <text:p>205</text:p>
          </table:table-cell>
          <table:table-cell table:formula="of:=255*[.E30]" office:value-type="float" office:value="49.6216216216216" calcext:value-type="float">
            <text:p>50</text:p>
          </table:table-cell>
          <table:table-cell table:style-name="Default"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table:formula="of:=1-([.A31]*[.C31]/[.B31])" office:value-type="percentage" office:value="0.810526315789474" calcext:value-type="percentage">
            <text:p>81.05%</text:p>
          </table:table-cell>
          <table:table-cell table:formula="of:=1-[.D31]" office:value-type="percentage" office:value="0.189473684210526" calcext:value-type="percentage">
            <text:p>18.95%</text:p>
          </table:table-cell>
          <table:table-cell table:formula="of:=255*[.D31]" office:value-type="float" office:value="206.684210526316" calcext:value-type="float">
            <text:p>207</text:p>
          </table:table-cell>
          <table:table-cell table:formula="of:=255*[.E31]" office:value-type="float" office:value="48.3157894736842" calcext:value-type="float">
            <text:p>48</text:p>
          </table:table-cell>
          <table:table-cell table:style-name="Default"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table:formula="of:=1-([.A32]*[.C32]/[.B32])" office:value-type="percentage" office:value="0.815384615384615" calcext:value-type="percentage">
            <text:p>81.54%</text:p>
          </table:table-cell>
          <table:table-cell table:formula="of:=1-[.D32]" office:value-type="percentage" office:value="0.184615384615385" calcext:value-type="percentage">
            <text:p>18.46%</text:p>
          </table:table-cell>
          <table:table-cell table:formula="of:=255*[.D32]" office:value-type="float" office:value="207.923076923077" calcext:value-type="float">
            <text:p>208</text:p>
          </table:table-cell>
          <table:table-cell table:formula="of:=255*[.E32]" office:value-type="float" office:value="47.0769230769231" calcext:value-type="float">
            <text:p>47</text:p>
          </table:table-cell>
          <table:table-cell table:style-name="Default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formula="of:=1-([.A33]*[.C33]/[.B33])" office:value-type="percentage" office:value="0.82" calcext:value-type="percentage">
            <text:p>82.00%</text:p>
          </table:table-cell>
          <table:table-cell table:formula="of:=1-[.D33]" office:value-type="percentage" office:value="0.18" calcext:value-type="percentage">
            <text:p>18.00%</text:p>
          </table:table-cell>
          <table:table-cell table:formula="of:=255*[.D33]" office:value-type="float" office:value="209.1" calcext:value-type="float">
            <text:p>209</text:p>
          </table:table-cell>
          <table:table-cell table:formula="of:=255*[.E33]" office:value-type="float" office:value="45.9" calcext:value-type="float">
            <text:p>46</text:p>
          </table:table-cell>
          <table:table-cell table:style-name="Default" office:value-type="float" office:value="17.8" calcext:value-type="float">
            <text:p>17.8</text:p>
          </table:table-cell>
        </table:table-row>
      </table:table>
      <table:named-expressions/>
      <table:database-ranges>
        <table:database-range table:name="__Anonymous_Sheet_DB__0" table:target-range-address="pinouts.B1:pinouts.G1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%</number:text>
    </number:percentage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00-00-00</text:date>, <text:time style:data-style-name="N2" text:time-value="09:49:53.5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13:27:00.390000000</dc:date>
    <dc:creator>Hiroto Kaku</dc:creator>
    <meta:editing-duration>PT8H16M51S</meta:editing-duration>
    <meta:editing-cycles>20</meta:editing-cycles>
    <meta:generator>LibreOffice/7.1.4.2$Windows_X86_64 LibreOffice_project/a529a4fab45b75fefc5b6226684193eb000654f6</meta:generator>
    <meta:document-statistic meta:table-count="3" meta:cell-count="2318" meta:object-count="0"/>
  </office:meta>
</office:document-meta>
</file>